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6c1c1" style:cell-protect="protected" style:print-content="true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fo:background-color="transparent" fo:padding="0.028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ce2"/>
        <table:table-row table:style-name="ro1">
          <table:table-cell table:style-name="ce1" office:value-type="string" calcext:value-type="string">
            <text:p>CVR-nummer</text:p>
          </table:table-cell>
          <table:table-cell table:style-name="ce1" office:value-type="string" calcext:value-type="string">
            <text:p>Startdato</text:p>
          </table:table-cell>
          <table:table-cell table:style-name="ce1" office:value-type="string" calcext:value-type="string">
            <text:p>Ophørsdato</text:p>
          </table:table-cell>
          <table:table-cell table:style-name="ce1" office:value-type="string" calcext:value-type="string">
            <text:p>Navn</text:p>
          </table:table-cell>
          <table:table-cell table:style-name="ce1" office:value-type="string" calcext:value-type="string">
            <text:p>Adresse</text:p>
          </table:table-cell>
          <table:table-cell table:style-name="ce1" office:value-type="string" calcext:value-type="string">
            <text:p>Postnr.</text:p>
          </table:table-cell>
          <table:table-cell table:style-name="ce1" office:value-type="string" calcext:value-type="string">
            <text:p>By</text:p>
          </table:table-cell>
          <table:table-cell table:style-name="ce1" office:value-type="string" calcext:value-type="string">
            <text:p>Virksomhedsform</text:p>
          </table:table-cell>
          <table:table-cell table:style-name="ce1" office:value-type="string" calcext:value-type="string">
            <text:p>Hovedbranche</text:p>
          </table:table-cell>
          <table:table-cell table:style-name="ce1" office:value-type="string" calcext:value-type="string">
            <text:p>Telefonnr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Reklamebeskyttet</text:p>
          </table:table-cell>
        </table:table-row>
        <table:table-row table:style-name="ro2">
          <table:table-cell office:value-type="float" office:value="14246045" calcext:value-type="float">
            <text:p>14246045</text:p>
          </table:table-cell>
          <table:table-cell office:value-type="string" calcext:value-type="string">
            <text:p>01.06.1990</text:p>
          </table:table-cell>
          <table:table-cell/>
          <table:table-cell office:value-type="string" calcext:value-type="string">
            <text:p>JEUDAN A/S </text:p>
          </table:table-cell>
          <table:table-cell office:value-type="string" calcext:value-type="string">
            <text:p>Bredgade 30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København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682040 Udlejning af erhvervsejendomme</text:p>
          </table:table-cell>
          <table:table-cell office:value-type="float" office:value="70106070" calcext:value-type="float">
            <text:p>70106070</text:p>
          </table:table-cell>
          <table:table-cell office:value-type="string" calcext:value-type="string">
            <text:p>info@jeudan.dk</text:p>
          </table:table-cell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16339016" calcext:value-type="float">
            <text:p>16339016</text:p>
          </table:table-cell>
          <table:table-cell office:value-type="string" calcext:value-type="string">
            <text:p>07.05.1926</text:p>
          </table:table-cell>
          <table:table-cell/>
          <table:table-cell office:value-type="string" calcext:value-type="string">
            <text:p>KREDITBANKEN A/S </text:p>
          </table:table-cell>
          <table:table-cell office:value-type="string" calcext:value-type="string">
            <text:p>H P Hanssens Gade 17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Aabenraa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641900 Banker, sparekasser og andelskasser</text:p>
          </table:table-cell>
          <table:table-cell office:value-type="float" office:value="73331700" calcext:value-type="float">
            <text:p>73331700</text:p>
          </table:table-cell>
          <table:table-cell/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43910515" calcext:value-type="float">
            <text:p>43910515</text:p>
          </table:table-cell>
          <table:table-cell office:value-type="string" calcext:value-type="string">
            <text:p>14.09.1957</text:p>
          </table:table-cell>
          <table:table-cell/>
          <table:table-cell office:value-type="string" calcext:value-type="string">
            <text:p>HARBOES BRYGGERI A/S </text:p>
          </table:table-cell>
          <table:table-cell office:value-type="string" calcext:value-type="string">
            <text:p>Spegerborgvej 34</text:p>
          </table:table-cell>
          <table:table-cell office:value-type="float" office:value="4230" calcext:value-type="float">
            <text:p>4230</text:p>
          </table:table-cell>
          <table:table-cell office:value-type="string" calcext:value-type="string">
            <text:p>Skælskør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110700 Fremstilling af læskedrikke: fremstilling af mineralvand og andet vand på flaske</text:p>
          </table:table-cell>
          <table:table-cell table:number-columns-repeated="2"/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83933410" calcext:value-type="float">
            <text:p>83933410</text:p>
          </table:table-cell>
          <table:table-cell office:value-type="string" calcext:value-type="string">
            <text:p>15.05.1978</text:p>
          </table:table-cell>
          <table:table-cell/>
          <table:table-cell office:value-type="string" calcext:value-type="string">
            <text:p>BRØNDBYERNES I.F. FODBOLD A/S </text:p>
          </table:table-cell>
          <table:table-cell office:value-type="string" calcext:value-type="string">
            <text:p>Brøndby Stadion 30</text:p>
          </table:table-cell>
          <table:table-cell office:value-type="float" office:value="2605" calcext:value-type="float">
            <text:p>2605</text:p>
          </table:table-cell>
          <table:table-cell office:value-type="string" calcext:value-type="string">
            <text:p>Brøndby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931200 Sportsklubber</text:p>
          </table:table-cell>
          <table:table-cell/>
          <table:table-cell office:value-type="string" calcext:value-type="string">
            <text:p>info@brondby.com</text:p>
          </table:table-cell>
          <table:table-cell office:value-type="string" calcext:value-type="string">
            <text:p>Ja</text:p>
          </table:table-cell>
        </table:table-row>
        <table:table-row table:style-name="ro2">
          <table:table-cell office:value-type="float" office:value="24256782" calcext:value-type="float">
            <text:p>24256782</text:p>
          </table:table-cell>
          <table:table-cell office:value-type="string" calcext:value-type="string">
            <text:p>20.06.1974</text:p>
          </table:table-cell>
          <table:table-cell/>
          <table:table-cell office:value-type="string" calcext:value-type="string">
            <text:p>Agat Ejendomme A/S </text:p>
          </table:table-cell>
          <table:table-cell office:value-type="string" calcext:value-type="string">
            <text:p>Vestre Havnepromenade 7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Aalborg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411000 Gennemførelse af byggeprojekter</text:p>
          </table:table-cell>
          <table:table-cell office:value-type="float" office:value="88961010" calcext:value-type="float">
            <text:p>88961010</text:p>
          </table:table-cell>
          <table:table-cell/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34880522" calcext:value-type="float">
            <text:p>34880522</text:p>
          </table:table-cell>
          <table:table-cell office:value-type="string" calcext:value-type="string">
            <text:p>06.12.2012</text:p>
          </table:table-cell>
          <table:table-cell/>
          <table:table-cell office:value-type="string" calcext:value-type="string">
            <text:p>ASETEK A/S </text:p>
          </table:table-cell>
          <table:table-cell office:value-type="string" calcext:value-type="string">
            <text:p>Assensvej 2</text:p>
          </table:table-cell>
          <table:table-cell office:value-type="float" office:value="9220" calcext:value-type="float">
            <text:p>9220</text:p>
          </table:table-cell>
          <table:table-cell office:value-type="string" calcext:value-type="string">
            <text:p>Aalborg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262000 Fremstilling af computere og ydre enheder</text:p>
          </table:table-cell>
          <table:table-cell table:number-columns-repeated="2"/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17616617" calcext:value-type="float">
            <text:p>17616617</text:p>
          </table:table-cell>
          <table:table-cell office:value-type="string" calcext:value-type="string">
            <text:p>14.09.1917</text:p>
          </table:table-cell>
          <table:table-cell/>
          <table:table-cell office:value-type="string" calcext:value-type="string">
            <text:p>JYSKE BANK A/S </text:p>
          </table:table-cell>
          <table:table-cell office:value-type="string" calcext:value-type="string">
            <text:p>Vestergade 8 - 16</text:p>
          </table:table-cell>
          <table:table-cell office:value-type="float" office:value="8600" calcext:value-type="float">
            <text:p>8600</text:p>
          </table:table-cell>
          <table:table-cell office:value-type="string" calcext:value-type="string">
            <text:p>Silkeborg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641900 Banker, sparekasser og andelskasser</text:p>
          </table:table-cell>
          <table:table-cell office:value-type="float" office:value="89898989" calcext:value-type="float">
            <text:p>89898989</text:p>
          </table:table-cell>
          <table:table-cell/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33593163" calcext:value-type="float">
            <text:p>33593163</text:p>
          </table:table-cell>
          <table:table-cell office:value-type="string" calcext:value-type="string">
            <text:p>01.04.2011</text:p>
          </table:table-cell>
          <table:table-cell/>
          <table:table-cell office:value-type="string" calcext:value-type="string">
            <text:p>RESS LIFE INVESTMENTS A/S </text:p>
          </table:table-cell>
          <table:table-cell office:value-type="string" calcext:value-type="string">
            <text:p>Holbergsgade 14 - <text:s/>2. tv.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København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649900 Anden finansiel formidling undtagen forsikring og pensionsforsikring, i.a.n.</text:p>
          </table:table-cell>
          <table:table-cell table:number-columns-repeated="2"/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30691644" calcext:value-type="float">
            <text:p>30691644</text:p>
          </table:table-cell>
          <table:table-cell office:value-type="string" calcext:value-type="string">
            <text:p>25.06.2007</text:p>
          </table:table-cell>
          <table:table-cell/>
          <table:table-cell office:value-type="string" calcext:value-type="string">
            <text:p>GERMAN HIGH STREET PROPERTIES A/S </text:p>
          </table:table-cell>
          <table:table-cell office:value-type="string" calcext:value-type="string">
            <text:p>c/o Kartago A/S - <text:s text:c="2"/>Mosehøjvej 17</text:p>
          </table:table-cell>
          <table:table-cell office:value-type="float" office:value="2920" calcext:value-type="float">
            <text:p>2920</text:p>
          </table:table-cell>
          <table:table-cell office:value-type="string" calcext:value-type="string">
            <text:p>Charlottenlund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642020 Ikke-finansielle holdingselskaber</text:p>
          </table:table-cell>
          <table:table-cell office:value-type="float" office:value="81100800" calcext:value-type="float">
            <text:p>81100800</text:p>
          </table:table-cell>
          <table:table-cell/>
          <table:table-cell office:value-type="string" calcext:value-type="string">
            <text:p>Ja</text:p>
          </table:table-cell>
        </table:table-row>
        <table:table-row table:style-name="ro2">
          <table:table-cell office:value-type="float" office:value="27528406" calcext:value-type="float">
            <text:p>27528406</text:p>
          </table:table-cell>
          <table:table-cell office:value-type="string" calcext:value-type="string">
            <text:p>01.07.2006</text:p>
          </table:table-cell>
          <table:table-cell/>
          <table:table-cell office:value-type="string" calcext:value-type="string">
            <text:p>MATAS A/S </text:p>
          </table:table-cell>
          <table:table-cell office:value-type="string" calcext:value-type="string">
            <text:p>Rørmosevej 1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Allerød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642020 Ikke-finansielle holdingselskaber</text:p>
          </table:table-cell>
          <table:table-cell table:number-columns-repeated="2"/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63049611" calcext:value-type="float">
            <text:p>63049611</text:p>
          </table:table-cell>
          <table:table-cell office:value-type="string" calcext:value-type="string">
            <text:p>30.04.1917</text:p>
          </table:table-cell>
          <table:table-cell/>
          <table:table-cell office:value-type="string" calcext:value-type="string">
            <text:p>BRØDRENE HARTMANN A/S </text:p>
          </table:table-cell>
          <table:table-cell office:value-type="string" calcext:value-type="string">
            <text:p>Ørnegårdsvej 18</text:p>
          </table:table-cell>
          <table:table-cell office:value-type="float" office:value="2820" calcext:value-type="float">
            <text:p>2820</text:p>
          </table:table-cell>
          <table:table-cell office:value-type="string" calcext:value-type="string">
            <text:p>Gentofte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172900 Fremstilling af andre papir- og papvarer</text:p>
          </table:table-cell>
          <table:table-cell office:value-type="float" office:value="45970000" calcext:value-type="float">
            <text:p>45970000</text:p>
          </table:table-cell>
          <table:table-cell office:value-type="string" calcext:value-type="string">
            <text:p>bh@hartmann-packaging.com</text:p>
          </table:table-cell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78040017" calcext:value-type="float">
            <text:p>78040017</text:p>
          </table:table-cell>
          <table:table-cell office:value-type="string" calcext:value-type="string">
            <text:p>20.05.1985</text:p>
          </table:table-cell>
          <table:table-cell/>
          <table:table-cell office:value-type="string" calcext:value-type="string">
            <text:p>TOPDANMARK A/S </text:p>
          </table:table-cell>
          <table:table-cell office:value-type="string" calcext:value-type="string">
            <text:p>Borupvang 4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Ballerup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642010 Finansielle holdingselskaber</text:p>
          </table:table-cell>
          <table:table-cell office:value-type="float" office:value="70158585" calcext:value-type="float">
            <text:p>70158585</text:p>
          </table:table-cell>
          <table:table-cell/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36684828" calcext:value-type="float">
            <text:p>36684828</text:p>
          </table:table-cell>
          <table:table-cell office:value-type="string" calcext:value-type="string">
            <text:p>09.02.1907</text:p>
          </table:table-cell>
          <table:table-cell/>
          <table:table-cell office:value-type="string" calcext:value-type="string">
            <text:p>LOLLANDS BANK A/S </text:p>
          </table:table-cell>
          <table:table-cell office:value-type="string" calcext:value-type="string">
            <text:p>Nybrogade 3</text:p>
          </table:table-cell>
          <table:table-cell office:value-type="float" office:value="4900" calcext:value-type="float">
            <text:p>4900</text:p>
          </table:table-cell>
          <table:table-cell office:value-type="string" calcext:value-type="string">
            <text:p>Nakskov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641900 Banker, sparekasser og andelskasser</text:p>
          </table:table-cell>
          <table:table-cell office:value-type="float" office:value="54921133" calcext:value-type="float">
            <text:p>54921133</text:p>
          </table:table-cell>
          <table:table-cell office:value-type="string" calcext:value-type="string">
            <text:p>lb@lollandsbank.dk</text:p>
          </table:table-cell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24257797" calcext:value-type="float">
            <text:p>24257797</text:p>
          </table:table-cell>
          <table:table-cell office:value-type="string" calcext:value-type="string">
            <text:p>14.12.1961</text:p>
          </table:table-cell>
          <table:table-cell/>
          <table:table-cell office:value-type="string" calcext:value-type="string">
            <text:p>Per Aarsleff Holding A/S </text:p>
          </table:table-cell>
          <table:table-cell office:value-type="string" calcext:value-type="string">
            <text:p>Hasselager Allé 5</text:p>
          </table:table-cell>
          <table:table-cell office:value-type="float" office:value="8260" calcext:value-type="float">
            <text:p>8260</text:p>
          </table:table-cell>
          <table:table-cell office:value-type="string" calcext:value-type="string">
            <text:p>Viby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642020 Ikke-finansielle holdingselskaber</text:p>
          </table:table-cell>
          <table:table-cell office:value-type="float" office:value="87442222" calcext:value-type="float">
            <text:p>87442222</text:p>
          </table:table-cell>
          <table:table-cell/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71064719" calcext:value-type="float">
            <text:p>71064719</text:p>
          </table:table-cell>
          <table:table-cell office:value-type="string" calcext:value-type="string">
            <text:p>02.04.1982</text:p>
          </table:table-cell>
          <table:table-cell/>
          <table:table-cell office:value-type="string" calcext:value-type="string">
            <text:p>STRATEGIC INVESTMENTS A/S </text:p>
          </table:table-cell>
          <table:table-cell office:value-type="string" calcext:value-type="string">
            <text:p>c/o SmallCap Danmark A/S - <text:s text:c="2"/>Christian IX's Gade 2 - <text:s/>2.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København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649900 Anden finansiel formidling undtagen forsikring og pensionsforsikring, i.a.n.</text:p>
          </table:table-cell>
          <table:table-cell office:value-type="float" office:value="38401550" calcext:value-type="float">
            <text:p>38401550</text:p>
          </table:table-cell>
          <table:table-cell office:value-type="string" calcext:value-type="string">
            <text:p>investor@strategicinvestments.dk</text:p>
          </table:table-cell>
          <table:table-cell office:value-type="string" calcext:value-type="string">
            <text:p>Ja</text:p>
          </table:table-cell>
        </table:table-row>
        <table:table-row table:style-name="ro2">
          <table:table-cell office:value-type="float" office:value="12546106" calcext:value-type="float">
            <text:p>12546106</text:p>
          </table:table-cell>
          <table:table-cell office:value-type="string" calcext:value-type="string">
            <text:p>01.09.1988</text:p>
          </table:table-cell>
          <table:table-cell/>
          <table:table-cell office:value-type="string" calcext:value-type="string">
            <text:p>NTG Nordic Transport Group A/S </text:p>
          </table:table-cell>
          <table:table-cell office:value-type="string" calcext:value-type="string">
            <text:p>Hammerholmen 47</text:p>
          </table:table-cell>
          <table:table-cell office:value-type="float" office:value="2650" calcext:value-type="float">
            <text:p>2650</text:p>
          </table:table-cell>
          <table:table-cell office:value-type="string" calcext:value-type="string">
            <text:p>Hvidovre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701010 Ikke-finansielle hovedsæders virksomhed</text:p>
          </table:table-cell>
          <table:table-cell office:value-type="float" office:value="76340900" calcext:value-type="float">
            <text:p>76340900</text:p>
          </table:table-cell>
          <table:table-cell office:value-type="string" calcext:value-type="string">
            <text:p>finance@ntg.dk</text:p>
          </table:table-cell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24256790" calcext:value-type="float">
            <text:p>24256790</text:p>
          </table:table-cell>
          <table:table-cell office:value-type="string" calcext:value-type="string">
            <text:p>28.11.1931</text:p>
          </table:table-cell>
          <table:table-cell/>
          <table:table-cell office:value-type="string" calcext:value-type="string">
            <text:p>NOVO NORDISK A/S </text:p>
          </table:table-cell>
          <table:table-cell office:value-type="string" calcext:value-type="string">
            <text:p>Novo Alle 1</text:p>
          </table:table-cell>
          <table:table-cell office:value-type="float" office:value="2880" calcext:value-type="float">
            <text:p>2880</text:p>
          </table:table-cell>
          <table:table-cell office:value-type="string" calcext:value-type="string">
            <text:p>Bagsværd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212000 Fremstilling af farmaceutiske præparater</text:p>
          </table:table-cell>
          <table:table-cell office:value-type="float" office:value="44448888" calcext:value-type="float">
            <text:p>44448888</text:p>
          </table:table-cell>
          <table:table-cell/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15807830" calcext:value-type="float">
            <text:p>15807830</text:p>
          </table:table-cell>
          <table:table-cell office:value-type="string" calcext:value-type="string">
            <text:p>10.12.1991</text:p>
          </table:table-cell>
          <table:table-cell/>
          <table:table-cell office:value-type="string" calcext:value-type="string">
            <text:p>A/S ØRESUNDSFORBINDELSEN </text:p>
          </table:table-cell>
          <table:table-cell office:value-type="string" calcext:value-type="string">
            <text:p>Vester Søgade 10</text:p>
          </table:table-cell>
          <table:table-cell office:value-type="float" office:value="1601" calcext:value-type="float">
            <text:p>1601</text:p>
          </table:table-cell>
          <table:table-cell office:value-type="string" calcext:value-type="string">
            <text:p>København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522130 Drift af betalingsveje, -broer og -tunneler</text:p>
          </table:table-cell>
          <table:table-cell office:value-type="float" office:value="33416000" calcext:value-type="float">
            <text:p>33416000</text:p>
          </table:table-cell>
          <table:table-cell/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66590119" calcext:value-type="float">
            <text:p>66590119</text:p>
          </table:table-cell>
          <table:table-cell office:value-type="string" calcext:value-type="string">
            <text:p>09.01.1981</text:p>
          </table:table-cell>
          <table:table-cell/>
          <table:table-cell office:value-type="string" calcext:value-type="string">
            <text:p>NORTH MEDIA A/S </text:p>
          </table:table-cell>
          <table:table-cell office:value-type="string" calcext:value-type="string">
            <text:p>Gladsaxe Møllevej 28</text:p>
          </table:table-cell>
          <table:table-cell office:value-type="float" office:value="2860" calcext:value-type="float">
            <text:p>2860</text:p>
          </table:table-cell>
          <table:table-cell office:value-type="string" calcext:value-type="string">
            <text:p>Søborg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701010 Ikke-finansielle hovedsæders virksomhed</text:p>
          </table:table-cell>
          <table:table-cell office:value-type="float" office:value="39577500" calcext:value-type="float">
            <text:p>39577500</text:p>
          </table:table-cell>
          <table:table-cell/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13737584" calcext:value-type="float">
            <text:p>13737584</text:p>
          </table:table-cell>
          <table:table-cell office:value-type="string" calcext:value-type="string">
            <text:p>20.12.1989</text:p>
          </table:table-cell>
          <table:table-cell/>
          <table:table-cell office:value-type="string" calcext:value-type="string">
            <text:p>SPAR NORD BANK A/S </text:p>
          </table:table-cell>
          <table:table-cell office:value-type="string" calcext:value-type="string">
            <text:p>Skelagervej 15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Aalborg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641900 Banker, sparekasser og andelskasser</text:p>
          </table:table-cell>
          <table:table-cell office:value-type="float" office:value="96344000" calcext:value-type="float">
            <text:p>96344000</text:p>
          </table:table-cell>
          <table:table-cell office:value-type="string" calcext:value-type="string">
            <text:p>sparnord@sparnord.dk</text:p>
          </table:table-cell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37760412" calcext:value-type="float">
            <text:p>37760412</text:p>
          </table:table-cell>
          <table:table-cell office:value-type="string" calcext:value-type="string">
            <text:p>22.01.1926</text:p>
          </table:table-cell>
          <table:table-cell/>
          <table:table-cell office:value-type="string" calcext:value-type="string">
            <text:p>SALLING BANK A/S </text:p>
          </table:table-cell>
          <table:table-cell office:value-type="string" calcext:value-type="string">
            <text:p>Frederiksgade 6</text:p>
          </table:table-cell>
          <table:table-cell office:value-type="float" office:value="7800" calcext:value-type="float">
            <text:p>7800</text:p>
          </table:table-cell>
          <table:table-cell office:value-type="string" calcext:value-type="string">
            <text:p>Skive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641900 Banker, sparekasser og andelskasser</text:p>
          </table:table-cell>
          <table:table-cell office:value-type="float" office:value="97523366" calcext:value-type="float">
            <text:p>97523366</text:p>
          </table:table-cell>
          <table:table-cell/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31843219" calcext:value-type="float">
            <text:p>31843219</text:p>
          </table:table-cell>
          <table:table-cell office:value-type="string" calcext:value-type="string">
            <text:p>11.10.1969</text:p>
          </table:table-cell>
          <table:table-cell/>
          <table:table-cell office:value-type="string" calcext:value-type="string">
            <text:p>DANSKE ANDELSKASSERS BANK A/S </text:p>
          </table:table-cell>
          <table:table-cell office:value-type="string" calcext:value-type="string">
            <text:p>Baneskellet 1 <text:s/>- <text:s/>Hammershøj</text:p>
          </table:table-cell>
          <table:table-cell office:value-type="float" office:value="8830" calcext:value-type="float">
            <text:p>8830</text:p>
          </table:table-cell>
          <table:table-cell office:value-type="string" calcext:value-type="string">
            <text:p>Tjele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641900 Banker, sparekasser og andelskasser</text:p>
          </table:table-cell>
          <table:table-cell office:value-type="float" office:value="87993000" calcext:value-type="float">
            <text:p>87993000</text:p>
          </table:table-cell>
          <table:table-cell/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61126228" calcext:value-type="float">
            <text:p>61126228</text:p>
          </table:table-cell>
          <table:table-cell office:value-type="string" calcext:value-type="string">
            <text:p>16.10.1999</text:p>
          </table:table-cell>
          <table:table-cell/>
          <table:table-cell office:value-type="string" calcext:value-type="string">
            <text:p>DANSKE BANK A/S </text:p>
          </table:table-cell>
          <table:table-cell office:value-type="string" calcext:value-type="string">
            <text:p>Holmens Kanal 2 - 12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København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641900 Banker, sparekasser og andelskasser</text:p>
          </table:table-cell>
          <table:table-cell office:value-type="float" office:value="33440000" calcext:value-type="float">
            <text:p>33440000</text:p>
          </table:table-cell>
          <table:table-cell/>
          <table:table-cell office:value-type="string" calcext:value-type="string">
            <text:p>Ja</text:p>
          </table:table-cell>
        </table:table-row>
        <table:table-row table:style-name="ro2">
          <table:table-cell office:value-type="float" office:value="28504799" calcext:value-type="float">
            <text:p>28504799</text:p>
          </table:table-cell>
          <table:table-cell office:value-type="string" calcext:value-type="string">
            <text:p>11.03.2005</text:p>
          </table:table-cell>
          <table:table-cell/>
          <table:table-cell office:value-type="string" calcext:value-type="string">
            <text:p>ISS A/S </text:p>
          </table:table-cell>
          <table:table-cell office:value-type="string" calcext:value-type="string">
            <text:p>Buddingevej 197</text:p>
          </table:table-cell>
          <table:table-cell office:value-type="float" office:value="2860" calcext:value-type="float">
            <text:p>2860</text:p>
          </table:table-cell>
          <table:table-cell office:value-type="string" calcext:value-type="string">
            <text:p>Søborg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642020 Ikke-finansielle holdingselskaber</text:p>
          </table:table-cell>
          <table:table-cell office:value-type="float" office:value="38170000" calcext:value-type="float">
            <text:p>38170000</text:p>
          </table:table-cell>
          <table:table-cell/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49639910" calcext:value-type="float">
            <text:p>49639910</text:p>
          </table:table-cell>
          <table:table-cell office:value-type="string" calcext:value-type="string">
            <text:p>13.12.1977</text:p>
          </table:table-cell>
          <table:table-cell/>
          <table:table-cell office:value-type="string" calcext:value-type="string">
            <text:p>INVESTERINGSSELSKABET LUXOR A/S </text:p>
          </table:table-cell>
          <table:table-cell office:value-type="string" calcext:value-type="string">
            <text:p>Frederiksborggade 50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København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643030 Investeringsselskaber</text:p>
          </table:table-cell>
          <table:table-cell office:value-type="float" office:value="33325015" calcext:value-type="float">
            <text:p>33325015</text:p>
          </table:table-cell>
          <table:table-cell office:value-type="string" calcext:value-type="string">
            <text:p>ik@luxor.dk</text:p>
          </table:table-cell>
          <table:table-cell office:value-type="string" calcext:value-type="string">
            <text:p>Ja</text:p>
          </table:table-cell>
        </table:table-row>
        <table:table-row table:style-name="ro2">
          <table:table-cell office:value-type="float" office:value="10998530" calcext:value-type="float">
            <text:p>10998530</text:p>
          </table:table-cell>
          <table:table-cell office:value-type="string" calcext:value-type="string">
            <text:p>01.07.1987</text:p>
          </table:table-cell>
          <table:table-cell/>
          <table:table-cell office:value-type="string" calcext:value-type="string">
            <text:p>AALBORG BOLDSPILKLUB A/S </text:p>
          </table:table-cell>
          <table:table-cell office:value-type="string" calcext:value-type="string">
            <text:p>Hornevej 2</text:p>
          </table:table-cell>
          <table:table-cell office:value-type="float" office:value="9220" calcext:value-type="float">
            <text:p>9220</text:p>
          </table:table-cell>
          <table:table-cell office:value-type="string" calcext:value-type="string">
            <text:p>Aalborg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931200 Sportsklubber</text:p>
          </table:table-cell>
          <table:table-cell office:value-type="float" office:value="96355900" calcext:value-type="float">
            <text:p>96355900</text:p>
          </table:table-cell>
          <table:table-cell/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10109124" calcext:value-type="float">
            <text:p>10109124</text:p>
          </table:table-cell>
          <table:table-cell office:value-type="string" calcext:value-type="string">
            <text:p>01.01.2003</text:p>
          </table:table-cell>
          <table:table-cell/>
          <table:table-cell office:value-type="string" calcext:value-type="string">
            <text:p>NAPATECH A/S </text:p>
          </table:table-cell>
          <table:table-cell office:value-type="string" calcext:value-type="string">
            <text:p>Tobaksvejen 23 A - <text:s/>1.</text:p>
          </table:table-cell>
          <table:table-cell office:value-type="float" office:value="2860" calcext:value-type="float">
            <text:p>2860</text:p>
          </table:table-cell>
          <table:table-cell office:value-type="string" calcext:value-type="string">
            <text:p>Søborg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262000 Fremstilling af computere og ydre enheder</text:p>
          </table:table-cell>
          <table:table-cell office:value-type="float" office:value="45800590" calcext:value-type="float">
            <text:p>45800590</text:p>
          </table:table-cell>
          <table:table-cell/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32266355" calcext:value-type="float">
            <text:p>32266355</text:p>
          </table:table-cell>
          <table:table-cell office:value-type="string" calcext:value-type="string">
            <text:p>19.06.2009</text:p>
          </table:table-cell>
          <table:table-cell/>
          <table:table-cell office:value-type="string" calcext:value-type="string">
            <text:p>ORPHAZYME A/S </text:p>
          </table:table-cell>
          <table:table-cell office:value-type="string" calcext:value-type="string">
            <text:p>c/o COBIS A/S - <text:s text:c="2"/>Ole Maaløes Vej 3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København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721100 Forskning og eksperimentel udvikling indenfor bioteknologi</text:p>
          </table:table-cell>
          <table:table-cell office:value-type="float" office:value="28989056" calcext:value-type="float">
            <text:p>28989056</text:p>
          </table:table-cell>
          <table:table-cell/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41956712" calcext:value-type="float">
            <text:p>41956712</text:p>
          </table:table-cell>
          <table:table-cell office:value-type="string" calcext:value-type="string">
            <text:p>16.10.1999</text:p>
          </table:table-cell>
          <table:table-cell/>
          <table:table-cell office:value-type="string" calcext:value-type="string">
            <text:p>ROYAL UNIBREW A/S </text:p>
          </table:table-cell>
          <table:table-cell office:value-type="string" calcext:value-type="string">
            <text:p>Faxe Alle 1</text:p>
          </table:table-cell>
          <table:table-cell office:value-type="float" office:value="4640" calcext:value-type="float">
            <text:p>4640</text:p>
          </table:table-cell>
          <table:table-cell office:value-type="string" calcext:value-type="string">
            <text:p>Faxe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110500 Fremstilling af øl</text:p>
          </table:table-cell>
          <table:table-cell table:number-columns-repeated="2"/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25078780" calcext:value-type="float">
            <text:p>25078780</text:p>
          </table:table-cell>
          <table:table-cell office:value-type="string" calcext:value-type="string">
            <text:p>30.11.1999</text:p>
          </table:table-cell>
          <table:table-cell/>
          <table:table-cell office:value-type="string" calcext:value-type="string">
            <text:p>Boliga Gruppen A/S </text:p>
          </table:table-cell>
          <table:table-cell office:value-type="string" calcext:value-type="string">
            <text:p>Per Henrik Lings Allé 4 - <text:s/>5.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København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631200 Webportaler</text:p>
          </table:table-cell>
          <table:table-cell office:value-type="float" office:value="28102040" calcext:value-type="float">
            <text:p>28102040</text:p>
          </table:table-cell>
          <table:table-cell/>
          <table:table-cell office:value-type="string" calcext:value-type="string">
            <text:p>Ja</text:p>
          </table:table-cell>
        </table:table-row>
        <table:table-row table:style-name="ro2">
          <table:table-cell office:value-type="float" office:value="63965812" calcext:value-type="float">
            <text:p>63965812</text:p>
          </table:table-cell>
          <table:table-cell office:value-type="string" calcext:value-type="string">
            <text:p>28.03.1911</text:p>
          </table:table-cell>
          <table:table-cell/>
          <table:table-cell office:value-type="string" calcext:value-type="string">
            <text:p>AKTIESELSKABET SCHOUW &amp; CO. </text:p>
          </table:table-cell>
          <table:table-cell office:value-type="string" calcext:value-type="string">
            <text:p>Chr. Filtenborgs Plads 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Aarhus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701010 Ikke-finansielle hovedsæders virksomhed</text:p>
          </table:table-cell>
          <table:table-cell office:value-type="float" office:value="86112222" calcext:value-type="float">
            <text:p>86112222</text:p>
          </table:table-cell>
          <table:table-cell office:value-type="string" calcext:value-type="string">
            <text:p>schouw@schouw.dk</text:p>
          </table:table-cell>
          <table:table-cell office:value-type="string" calcext:value-type="string">
            <text:p>Ja</text:p>
          </table:table-cell>
        </table:table-row>
        <table:table-row table:style-name="ro2">
          <table:table-cell office:value-type="float" office:value="26527767" calcext:value-type="float">
            <text:p>26527767</text:p>
          </table:table-cell>
          <table:table-cell office:value-type="string" calcext:value-type="string">
            <text:p>21.03.2002</text:p>
          </table:table-cell>
          <table:table-cell/>
          <table:table-cell office:value-type="string" calcext:value-type="string">
            <text:p>VELOXIS PHARMACEUTICALS A/S </text:p>
          </table:table-cell>
          <table:table-cell office:value-type="string" calcext:value-type="string">
            <text:p>c/o Bech-Bruun - <text:s text:c="2"/>Langelinie Allé 35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København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721900 Anden forskning og eksperimentel udvikling inden for naturvidenskab og teknik</text:p>
          </table:table-cell>
          <table:table-cell/>
          <table:table-cell office:value-type="string" calcext:value-type="string">
            <text:p>info@veloxis.com</text:p>
          </table:table-cell>
          <table:table-cell office:value-type="string" calcext:value-type="string">
            <text:p>Ja</text:p>
          </table:table-cell>
        </table:table-row>
        <table:table-row table:style-name="ro2">
          <table:table-cell office:value-type="float" office:value="30731735" calcext:value-type="float">
            <text:p>30731735</text:p>
          </table:table-cell>
          <table:table-cell office:value-type="string" calcext:value-type="string">
            <text:p>01.08.2007</text:p>
          </table:table-cell>
          <table:table-cell/>
          <table:table-cell office:value-type="string" calcext:value-type="string">
            <text:p>COPENHAGEN CAPITAL A/S </text:p>
          </table:table-cell>
          <table:table-cell office:value-type="string" calcext:value-type="string">
            <text:p>Tingskiftevej 5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Hellerup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642020 Ikke-finansielle holdingselskaber</text:p>
          </table:table-cell>
          <table:table-cell office:value-type="float" office:value="70271060" calcext:value-type="float">
            <text:p>70271060</text:p>
          </table:table-cell>
          <table:table-cell office:value-type="string" calcext:value-type="string">
            <text:p>kontakt@copenhagencapital.dk</text:p>
          </table:table-cell>
          <table:table-cell office:value-type="string" calcext:value-type="string">
            <text:p>Ja</text:p>
          </table:table-cell>
        </table:table-row>
        <table:table-row table:style-name="ro2">
          <table:table-cell office:value-type="float" office:value="26460212" calcext:value-type="float">
            <text:p>26460212</text:p>
          </table:table-cell>
          <table:table-cell office:value-type="string" calcext:value-type="string">
            <text:p>28.01.2002</text:p>
          </table:table-cell>
          <table:table-cell/>
          <table:table-cell office:value-type="string" calcext:value-type="string">
            <text:p>TRYG A/S </text:p>
          </table:table-cell>
          <table:table-cell office:value-type="string" calcext:value-type="string">
            <text:p>Klausdalsbrovej 601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Ballerup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701020 Finansielle hovedsæders virksomhed</text:p>
          </table:table-cell>
          <table:table-cell table:number-columns-repeated="2"/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30823702" calcext:value-type="float">
            <text:p>30823702</text:p>
          </table:table-cell>
          <table:table-cell office:value-type="string" calcext:value-type="string">
            <text:p>26.10.2007</text:p>
          </table:table-cell>
          <table:table-cell/>
          <table:table-cell office:value-type="string" calcext:value-type="string">
            <text:p>UDVIKLINGSSELSKABET BY &amp; HAVN I/S </text:p>
          </table:table-cell>
          <table:table-cell office:value-type="string" calcext:value-type="string">
            <text:p>Nordre Toldbod 7</text:p>
          </table:table-cell>
          <table:table-cell office:value-type="float" office:value="1259" calcext:value-type="float">
            <text:p>1259</text:p>
          </table:table-cell>
          <table:table-cell office:value-type="string" calcext:value-type="string">
            <text:p>København</text:p>
          </table:table-cell>
          <table:table-cell office:value-type="string" calcext:value-type="string">
            <text:p>Interessentskab</text:p>
          </table:table-cell>
          <table:table-cell office:value-type="string" calcext:value-type="string">
            <text:p>681000 Køb og salg af egen fast ejendom</text:p>
          </table:table-cell>
          <table:table-cell office:value-type="float" office:value="33769800" calcext:value-type="float">
            <text:p>33769800</text:p>
          </table:table-cell>
          <table:table-cell/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25802888" calcext:value-type="float">
            <text:p>25802888</text:p>
          </table:table-cell>
          <table:table-cell office:value-type="string" calcext:value-type="string">
            <text:p>20.12.2000</text:p>
          </table:table-cell>
          <table:table-cell/>
          <table:table-cell office:value-type="string" calcext:value-type="string">
            <text:p>FYNSKE BANK A/S </text:p>
          </table:table-cell>
          <table:table-cell office:value-type="string" calcext:value-type="string">
            <text:p>Centrumpladsen 19</text:p>
          </table:table-cell>
          <table:table-cell office:value-type="float" office:value="5700" calcext:value-type="float">
            <text:p>5700</text:p>
          </table:table-cell>
          <table:table-cell office:value-type="string" calcext:value-type="string">
            <text:p>Svendborg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641900 Banker, sparekasser og andelskasser</text:p>
          </table:table-cell>
          <table:table-cell office:value-type="float" office:value="62213322" calcext:value-type="float">
            <text:p>62213322</text:p>
          </table:table-cell>
          <table:table-cell office:value-type="string" calcext:value-type="string">
            <text:p>post@fynskebank.dk</text:p>
          </table:table-cell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57068515" calcext:value-type="float">
            <text:p>57068515</text:p>
          </table:table-cell>
          <table:table-cell office:value-type="string" calcext:value-type="string">
            <text:p>11.01.1962</text:p>
          </table:table-cell>
          <table:table-cell/>
          <table:table-cell office:value-type="string" calcext:value-type="string">
            <text:p>ROBLON AKTIESELSKAB </text:p>
          </table:table-cell>
          <table:table-cell office:value-type="string" calcext:value-type="string">
            <text:p>Nordhavnsvej 1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Frederikshavn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139400 Fremstilling af reb, tovværk, sejlgarn og netstoffer</text:p>
          </table:table-cell>
          <table:table-cell office:value-type="float" office:value="96203300" calcext:value-type="float">
            <text:p>96203300</text:p>
          </table:table-cell>
          <table:table-cell office:value-type="string" calcext:value-type="string">
            <text:p>info@roblon.com</text:p>
          </table:table-cell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32774210" calcext:value-type="float">
            <text:p>32774210</text:p>
          </table:table-cell>
          <table:table-cell office:value-type="string" calcext:value-type="string">
            <text:p>22.02.1971</text:p>
          </table:table-cell>
          <table:table-cell/>
          <table:table-cell office:value-type="string" calcext:value-type="string">
            <text:p>SCANDINAVIAN BRAKE SYSTEMS A/S </text:p>
          </table:table-cell>
          <table:table-cell office:value-type="string" calcext:value-type="string">
            <text:p>Kuopiovej 11 <text:s/>- <text:s/>Postboks 289</text:p>
          </table:table-cell>
          <table:table-cell office:value-type="float" office:value="5700" calcext:value-type="float">
            <text:p>5700</text:p>
          </table:table-cell>
          <table:table-cell office:value-type="string" calcext:value-type="string">
            <text:p>Svendborg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701010 Ikke-finansielle hovedsæders virksomhed</text:p>
          </table:table-cell>
          <table:table-cell office:value-type="float" office:value="63211515" calcext:value-type="float">
            <text:p>63211515</text:p>
          </table:table-cell>
          <table:table-cell/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35521585" calcext:value-type="float">
            <text:p>35521585</text:p>
          </table:table-cell>
          <table:table-cell office:value-type="string" calcext:value-type="string">
            <text:p>24.10.2013</text:p>
          </table:table-cell>
          <table:table-cell/>
          <table:table-cell office:value-type="string" calcext:value-type="string">
            <text:p>GreenMobility A/S </text:p>
          </table:table-cell>
          <table:table-cell office:value-type="string" calcext:value-type="string">
            <text:p>Landgreven 3 - <text:s/>4.</text:p>
          </table:table-cell>
          <table:table-cell office:value-type="float" office:value="1301" calcext:value-type="float">
            <text:p>1301</text:p>
          </table:table-cell>
          <table:table-cell office:value-type="string" calcext:value-type="string">
            <text:p>København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829900 Anden forretningsservice i.a.n.</text:p>
          </table:table-cell>
          <table:table-cell office:value-type="float" office:value="70778888" calcext:value-type="float">
            <text:p>70778888</text:p>
          </table:table-cell>
          <table:table-cell office:value-type="string" calcext:value-type="string">
            <text:p>administration@greenmobility.com</text:p>
          </table:table-cell>
          <table:table-cell office:value-type="string" calcext:value-type="string">
            <text:p>Ja</text:p>
          </table:table-cell>
        </table:table-row>
        <table:table-row table:style-name="ro2">
          <table:table-cell office:value-type="float" office:value="26791413" calcext:value-type="float">
            <text:p>26791413</text:p>
          </table:table-cell>
          <table:table-cell office:value-type="string" calcext:value-type="string">
            <text:p>20.09.2002</text:p>
          </table:table-cell>
          <table:table-cell/>
          <table:table-cell office:value-type="string" calcext:value-type="string">
            <text:p>BLUE VISION A/S </text:p>
          </table:table-cell>
          <table:table-cell office:value-type="string" calcext:value-type="string">
            <text:p>Vester Farimagsgade 1 - <text:s/>2.</text:p>
          </table:table-cell>
          <table:table-cell office:value-type="float" office:value="1606" calcext:value-type="float">
            <text:p>1606</text:p>
          </table:table-cell>
          <table:table-cell office:value-type="string" calcext:value-type="string">
            <text:p>København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643030 Investeringsselskaber</text:p>
          </table:table-cell>
          <table:table-cell/>
          <table:table-cell office:value-type="string" calcext:value-type="string">
            <text:p>nk@bluevision.dk</text:p>
          </table:table-cell>
          <table:table-cell office:value-type="string" calcext:value-type="string">
            <text:p>Ja</text:p>
          </table:table-cell>
        </table:table-row>
        <table:table-row table:style-name="ro2">
          <table:table-cell office:value-type="float" office:value="39703416" calcext:value-type="float">
            <text:p>39703416</text:p>
          </table:table-cell>
          <table:table-cell office:value-type="string" calcext:value-type="string">
            <text:p>31.03.1951</text:p>
          </table:table-cell>
          <table:table-cell/>
          <table:table-cell office:value-type="string" calcext:value-type="string">
            <text:p>SMALL CAP DANMARK A/S </text:p>
          </table:table-cell>
          <table:table-cell office:value-type="string" calcext:value-type="string">
            <text:p>Christian IX's Gade 2 - <text:s/>2.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København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643030 Investeringsselskaber</text:p>
          </table:table-cell>
          <table:table-cell office:value-type="float" office:value="33306600" calcext:value-type="float">
            <text:p>33306600</text:p>
          </table:table-cell>
          <table:table-cell office:value-type="string" calcext:value-type="string">
            <text:p>info@smallcap.dk</text:p>
          </table:table-cell>
          <table:table-cell office:value-type="string" calcext:value-type="string">
            <text:p>Ja</text:p>
          </table:table-cell>
        </table:table-row>
        <table:table-row table:style-name="ro2">
          <table:table-cell office:value-type="float" office:value="10349818" calcext:value-type="float">
            <text:p>10349818</text:p>
          </table:table-cell>
          <table:table-cell office:value-type="string" calcext:value-type="string">
            <text:p>16.02.1911</text:p>
          </table:table-cell>
          <table:table-cell/>
          <table:table-cell office:value-type="string" calcext:value-type="string">
            <text:p>TOTALBANKEN A/S </text:p>
          </table:table-cell>
          <table:table-cell office:value-type="string" calcext:value-type="string">
            <text:p>Bredgade 95</text:p>
          </table:table-cell>
          <table:table-cell office:value-type="float" office:value="5560" calcext:value-type="float">
            <text:p>5560</text:p>
          </table:table-cell>
          <table:table-cell office:value-type="string" calcext:value-type="string">
            <text:p>Aarup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641900 Banker, sparekasser og andelskasser</text:p>
          </table:table-cell>
          <table:table-cell office:value-type="float" office:value="63457000" calcext:value-type="float">
            <text:p>63457000</text:p>
          </table:table-cell>
          <table:table-cell office:value-type="string" calcext:value-type="string">
            <text:p>post@totalbanken.dk</text:p>
          </table:table-cell>
          <table:table-cell office:value-type="string" calcext:value-type="string">
            <text:p>Ja</text:p>
          </table:table-cell>
        </table:table-row>
        <table:table-row table:style-name="ro2">
          <table:table-cell office:value-type="float" office:value="24233359" calcext:value-type="float">
            <text:p>24233359</text:p>
          </table:table-cell>
          <table:table-cell office:value-type="string" calcext:value-type="string">
            <text:p>01.09.1999</text:p>
          </table:table-cell>
          <table:table-cell/>
          <table:table-cell office:value-type="string" calcext:value-type="string">
            <text:p>CBRAIN A/S </text:p>
          </table:table-cell>
          <table:table-cell office:value-type="string" calcext:value-type="string">
            <text:p>Dampfærgevej 30 - <text:s/>2.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København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620100 Computerprogrammering</text:p>
          </table:table-cell>
          <table:table-cell office:value-type="float" office:value="72161811" calcext:value-type="float">
            <text:p>72161811</text:p>
          </table:table-cell>
          <table:table-cell office:value-type="string" calcext:value-type="string">
            <text:p>adm@cbrain.dk</text:p>
          </table:table-cell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71186911" calcext:value-type="float">
            <text:p>71186911</text:p>
          </table:table-cell>
          <table:table-cell office:value-type="string" calcext:value-type="string">
            <text:p>22.04.1983</text:p>
          </table:table-cell>
          <table:table-cell/>
          <table:table-cell office:value-type="string" calcext:value-type="string">
            <text:p>Demant A/S </text:p>
          </table:table-cell>
          <table:table-cell office:value-type="string" calcext:value-type="string">
            <text:p>Kongebakken 9</text:p>
          </table:table-cell>
          <table:table-cell office:value-type="float" office:value="2765" calcext:value-type="float">
            <text:p>2765</text:p>
          </table:table-cell>
          <table:table-cell office:value-type="string" calcext:value-type="string">
            <text:p>Smørum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701010 Ikke-finansielle hovedsæders virksomhed</text:p>
          </table:table-cell>
          <table:table-cell office:value-type="float" office:value="39177100" calcext:value-type="float">
            <text:p>39177100</text:p>
          </table:table-cell>
          <table:table-cell/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10403782" calcext:value-type="float">
            <text:p>10403782</text:p>
          </table:table-cell>
          <table:table-cell office:value-type="string" calcext:value-type="string">
            <text:p>01.09.1986</text:p>
          </table:table-cell>
          <table:table-cell/>
          <table:table-cell office:value-type="string" calcext:value-type="string">
            <text:p>VESTAS WIND SYSTEMS A/S </text:p>
          </table:table-cell>
          <table:table-cell office:value-type="string" calcext:value-type="string">
            <text:p>Hedeager 42</text:p>
          </table:table-cell>
          <table:table-cell office:value-type="float" office:value="8200" calcext:value-type="float">
            <text:p>8200</text:p>
          </table:table-cell>
          <table:table-cell office:value-type="string" calcext:value-type="string">
            <text:p>Aarhus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721900 Anden forskning og eksperimentel udvikling inden for naturvidenskab og teknik</text:p>
          </table:table-cell>
          <table:table-cell office:value-type="float" office:value="97300000" calcext:value-type="float">
            <text:p>97300000</text:p>
          </table:table-cell>
          <table:table-cell office:value-type="string" calcext:value-type="string">
            <text:p>vestas@vestas.dk</text:p>
          </table:table-cell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80050410" calcext:value-type="float">
            <text:p>80050410</text:p>
          </table:table-cell>
          <table:table-cell office:value-type="string" calcext:value-type="string">
            <text:p>26.05.1967</text:p>
          </table:table-cell>
          <table:table-cell/>
          <table:table-cell office:value-type="string" calcext:value-type="string">
            <text:p>GRØNLANDSBANKEN, AKTIESELSKAB </text:p>
          </table:table-cell>
          <table:table-cell office:value-type="string" calcext:value-type="string">
            <text:p>Postboks 1033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Nuuk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641900 Banker, sparekasser og andelskasser</text:p>
          </table:table-cell>
          <table:table-cell table:number-columns-repeated="2"/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16888419" calcext:value-type="float">
            <text:p>16888419</text:p>
          </table:table-cell>
          <table:table-cell office:value-type="string" calcext:value-type="string">
            <text:p>27.05.1921</text:p>
          </table:table-cell>
          <table:table-cell/>
          <table:table-cell office:value-type="string" calcext:value-type="string">
            <text:p>MT Højgaard Holding A/S </text:p>
          </table:table-cell>
          <table:table-cell office:value-type="string" calcext:value-type="string">
            <text:p>Knud Højgaards Vej 7</text:p>
          </table:table-cell>
          <table:table-cell office:value-type="float" office:value="2860" calcext:value-type="float">
            <text:p>2860</text:p>
          </table:table-cell>
          <table:table-cell office:value-type="string" calcext:value-type="string">
            <text:p>Søborg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642020 Ikke-finansielle holdingselskaber</text:p>
          </table:table-cell>
          <table:table-cell office:value-type="float" office:value="45201500" calcext:value-type="float">
            <text:p>45201500</text:p>
          </table:table-cell>
          <table:table-cell/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15908416" calcext:value-type="float">
            <text:p>15908416</text:p>
          </table:table-cell>
          <table:table-cell office:value-type="string" calcext:value-type="string">
            <text:p>25.03.1955</text:p>
          </table:table-cell>
          <table:table-cell/>
          <table:table-cell office:value-type="string" calcext:value-type="string">
            <text:p>SOLAR A/S </text:p>
          </table:table-cell>
          <table:table-cell office:value-type="string" calcext:value-type="string">
            <text:p>Industrivej Vest 43</text:p>
          </table:table-cell>
          <table:table-cell office:value-type="float" office:value="6600" calcext:value-type="float">
            <text:p>6600</text:p>
          </table:table-cell>
          <table:table-cell office:value-type="string" calcext:value-type="string">
            <text:p>Vejen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469000 Ikke-specialiseret engroshandel</text:p>
          </table:table-cell>
          <table:table-cell office:value-type="float" office:value="79300000" calcext:value-type="float">
            <text:p>79300000</text:p>
          </table:table-cell>
          <table:table-cell office:value-type="string" calcext:value-type="string">
            <text:p>Solar@solar.eu</text:p>
          </table:table-cell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69749917" calcext:value-type="float">
            <text:p>69749917</text:p>
          </table:table-cell>
          <table:table-cell office:value-type="string" calcext:value-type="string">
            <text:p>04.09.1957</text:p>
          </table:table-cell>
          <table:table-cell/>
          <table:table-cell office:value-type="string" calcext:value-type="string">
            <text:p>COLOPLAST A/S </text:p>
          </table:table-cell>
          <table:table-cell office:value-type="string" calcext:value-type="string">
            <text:p>Holtedam 1 <text:s/>- <text:s/>Dageløkke</text:p>
          </table:table-cell>
          <table:table-cell office:value-type="float" office:value="3050" calcext:value-type="float">
            <text:p>3050</text:p>
          </table:table-cell>
          <table:table-cell office:value-type="string" calcext:value-type="string">
            <text:p>Humlebæk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325000 Fremstilling af medicinske og dentale instrumenter samt udstyr hertil</text:p>
          </table:table-cell>
          <table:table-cell office:value-type="float" office:value="49111111" calcext:value-type="float">
            <text:p>49111111</text:p>
          </table:table-cell>
          <table:table-cell/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26041716" calcext:value-type="float">
            <text:p>26041716</text:p>
          </table:table-cell>
          <table:table-cell office:value-type="string" calcext:value-type="string">
            <text:p>16.10.1999</text:p>
          </table:table-cell>
          <table:table-cell/>
          <table:table-cell office:value-type="string" calcext:value-type="string">
            <text:p>EAC Invest A/S </text:p>
          </table:table-cell>
          <table:table-cell office:value-type="string" calcext:value-type="string">
            <text:p>Indiakaj 20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København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642020 Ikke-finansielle holdingselskaber</text:p>
          </table:table-cell>
          <table:table-cell table:number-columns-repeated="2"/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20045078" calcext:value-type="float">
            <text:p>20045078</text:p>
          </table:table-cell>
          <table:table-cell office:value-type="string" calcext:value-type="string">
            <text:p>01.04.1997</text:p>
          </table:table-cell>
          <table:table-cell/>
          <table:table-cell office:value-type="string" calcext:value-type="string">
            <text:p>ZEALAND PHARMA A/S </text:p>
          </table:table-cell>
          <table:table-cell office:value-type="string" calcext:value-type="string">
            <text:p>Sydmarken 11</text:p>
          </table:table-cell>
          <table:table-cell office:value-type="float" office:value="2860" calcext:value-type="float">
            <text:p>2860</text:p>
          </table:table-cell>
          <table:table-cell office:value-type="string" calcext:value-type="string">
            <text:p>Søborg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721100 Forskning og eksperimentel udvikling indenfor bioteknologi</text:p>
          </table:table-cell>
          <table:table-cell office:value-type="float" office:value="88773600" calcext:value-type="float">
            <text:p>88773600</text:p>
          </table:table-cell>
          <table:table-cell office:value-type="string" calcext:value-type="string">
            <text:p>info@zealandpharma.com</text:p>
          </table:table-cell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28312504" calcext:value-type="float">
            <text:p>28312504</text:p>
          </table:table-cell>
          <table:table-cell office:value-type="string" calcext:value-type="string">
            <text:p>22.12.2004</text:p>
          </table:table-cell>
          <table:table-cell/>
          <table:table-cell office:value-type="string" calcext:value-type="string">
            <text:p>FIRSTFARMS A/S </text:p>
          </table:table-cell>
          <table:table-cell office:value-type="string" calcext:value-type="string">
            <text:p>Majsmarken 1</text:p>
          </table:table-cell>
          <table:table-cell office:value-type="float" office:value="7190" calcext:value-type="float">
            <text:p>7190</text:p>
          </table:table-cell>
          <table:table-cell office:value-type="string" calcext:value-type="string">
            <text:p>Billund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702200 Virksomhedsrådgivning og anden rådgivning om driftsledelse</text:p>
          </table:table-cell>
          <table:table-cell table:number-columns-repeated="2"/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58200115" calcext:value-type="float">
            <text:p>58200115</text:p>
          </table:table-cell>
          <table:table-cell office:value-type="string" calcext:value-type="string">
            <text:p>06.02.1904</text:p>
          </table:table-cell>
          <table:table-cell/>
          <table:table-cell office:value-type="string" calcext:value-type="string">
            <text:p>GYLDENDAL A/S </text:p>
          </table:table-cell>
          <table:table-cell office:value-type="string" calcext:value-type="string">
            <text:p>Klareboderne 3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København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581100 Udgivelse af bøger</text:p>
          </table:table-cell>
          <table:table-cell office:value-type="float" office:value="33755555" calcext:value-type="float">
            <text:p>33755555</text:p>
          </table:table-cell>
          <table:table-cell/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56759913" calcext:value-type="float">
            <text:p>56759913</text:p>
          </table:table-cell>
          <table:table-cell office:value-type="string" calcext:value-type="string">
            <text:p>14.10.1950</text:p>
          </table:table-cell>
          <table:table-cell/>
          <table:table-cell office:value-type="string" calcext:value-type="string">
            <text:p>H. LUNDBECK A/S </text:p>
          </table:table-cell>
          <table:table-cell office:value-type="string" calcext:value-type="string">
            <text:p>Ottiliavej 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Valby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212000 Fremstilling af farmaceutiske præparater</text:p>
          </table:table-cell>
          <table:table-cell office:value-type="float" office:value="36301311" calcext:value-type="float">
            <text:p>36301311</text:p>
          </table:table-cell>
          <table:table-cell/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36440414" calcext:value-type="float">
            <text:p>36440414</text:p>
          </table:table-cell>
          <table:table-cell office:value-type="string" calcext:value-type="string">
            <text:p>01.04.1960</text:p>
          </table:table-cell>
          <table:table-cell/>
          <table:table-cell office:value-type="string" calcext:value-type="string">
            <text:p>SKAKO A/S </text:p>
          </table:table-cell>
          <table:table-cell office:value-type="string" calcext:value-type="string">
            <text:p>Bygmestervej 2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Faaborg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642020 Ikke-finansielle holdingselskaber</text:p>
          </table:table-cell>
          <table:table-cell office:value-type="float" office:value="63113860" calcext:value-type="float">
            <text:p>63113860</text:p>
          </table:table-cell>
          <table:table-cell office:value-type="string" calcext:value-type="string">
            <text:p>skako.finance.dk@skako.com</text:p>
          </table:table-cell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32788718" calcext:value-type="float">
            <text:p>32788718</text:p>
          </table:table-cell>
          <table:table-cell office:value-type="string" calcext:value-type="string">
            <text:p>15.03.1971</text:p>
          </table:table-cell>
          <table:table-cell/>
          <table:table-cell office:value-type="string" calcext:value-type="string">
            <text:p>Flügger group A/S </text:p>
          </table:table-cell>
          <table:table-cell office:value-type="string" calcext:value-type="string">
            <text:p>Islevdalvej 151</text:p>
          </table:table-cell>
          <table:table-cell office:value-type="float" office:value="2610" calcext:value-type="float">
            <text:p>2610</text:p>
          </table:table-cell>
          <table:table-cell office:value-type="string" calcext:value-type="string">
            <text:p>Rødovre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467320 Engroshandel med lak, maling, tapet, gulvbelægning mv.</text:p>
          </table:table-cell>
          <table:table-cell office:value-type="float" office:value="70151505" calcext:value-type="float">
            <text:p>70151505</text:p>
          </table:table-cell>
          <table:table-cell/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61056416" calcext:value-type="float">
            <text:p>61056416</text:p>
          </table:table-cell>
          <table:table-cell office:value-type="string" calcext:value-type="string">
            <text:p>16.10.1999</text:p>
          </table:table-cell>
          <table:table-cell/>
          <table:table-cell office:value-type="string" calcext:value-type="string">
            <text:p>CARLSBERG A/S </text:p>
          </table:table-cell>
          <table:table-cell office:value-type="string" calcext:value-type="string">
            <text:p>J.C. Jacobsens Gade 1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København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721100 Forskning og eksperimentel udvikling indenfor bioteknologi</text:p>
          </table:table-cell>
          <table:table-cell office:value-type="float" office:value="33273327" calcext:value-type="float">
            <text:p>33273327</text:p>
          </table:table-cell>
          <table:table-cell/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12932502" calcext:value-type="float">
            <text:p>12932502</text:p>
          </table:table-cell>
          <table:table-cell office:value-type="string" calcext:value-type="string">
            <text:p>01.04.1989</text:p>
          </table:table-cell>
          <table:table-cell/>
          <table:table-cell office:value-type="string" calcext:value-type="string">
            <text:p>PARK STREET NORDICOM A/S </text:p>
          </table:table-cell>
          <table:table-cell office:value-type="string" calcext:value-type="string">
            <text:p>Svanevej 12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København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682040 Udlejning af erhvervsejendomme</text:p>
          </table:table-cell>
          <table:table-cell table:number-columns-repeated="2"/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67758919" calcext:value-type="float">
            <text:p>67758919</text:p>
          </table:table-cell>
          <table:table-cell office:value-type="string" calcext:value-type="string">
            <text:p>15.09.1915</text:p>
          </table:table-cell>
          <table:table-cell/>
          <table:table-cell office:value-type="string" calcext:value-type="string">
            <text:p>DAMPSKIBSSELSKABET NORDEN A/S </text:p>
          </table:table-cell>
          <table:table-cell office:value-type="string" calcext:value-type="string">
            <text:p>Strandvejen 52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Hellerup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502000 Sø- og kysttransport af gods</text:p>
          </table:table-cell>
          <table:table-cell table:number-columns-repeated="2"/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12626509" calcext:value-type="float">
            <text:p>12626509</text:p>
          </table:table-cell>
          <table:table-cell office:value-type="string" calcext:value-type="string">
            <text:p>02.01.1986</text:p>
          </table:table-cell>
          <table:table-cell/>
          <table:table-cell office:value-type="string" calcext:value-type="string">
            <text:p>SYDBANK A/S </text:p>
          </table:table-cell>
          <table:table-cell office:value-type="string" calcext:value-type="string">
            <text:p>Peberlyk 4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Aabenraa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641900 Banker, sparekasser og andelskasser</text:p>
          </table:table-cell>
          <table:table-cell office:value-type="float" office:value="74373737" calcext:value-type="float">
            <text:p>74373737</text:p>
          </table:table-cell>
          <table:table-cell/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13538530" calcext:value-type="float">
            <text:p>13538530</text:p>
          </table:table-cell>
          <table:table-cell office:value-type="string" calcext:value-type="string">
            <text:p>11.10.1989</text:p>
          </table:table-cell>
          <table:table-cell/>
          <table:table-cell office:value-type="string" calcext:value-type="string">
            <text:p>LÅN &amp; SPAR BANK A/S </text:p>
          </table:table-cell>
          <table:table-cell office:value-type="string" calcext:value-type="string">
            <text:p>Højbro Plads 9 - 11 <text:s/>- <text:s/>Postboks 21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København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641900 Banker, sparekasser og andelskasser</text:p>
          </table:table-cell>
          <table:table-cell office:value-type="float" office:value="33782000" calcext:value-type="float">
            <text:p>33782000</text:p>
          </table:table-cell>
          <table:table-cell/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28318677" calcext:value-type="float">
            <text:p>28318677</text:p>
          </table:table-cell>
          <table:table-cell office:value-type="string" calcext:value-type="string">
            <text:p>01.10.2004</text:p>
          </table:table-cell>
          <table:table-cell/>
          <table:table-cell office:value-type="string" calcext:value-type="string">
            <text:p>CHR. HANSEN HOLDING A/S </text:p>
          </table:table-cell>
          <table:table-cell office:value-type="string" calcext:value-type="string">
            <text:p>Bøge Alle 10 - 12</text:p>
          </table:table-cell>
          <table:table-cell office:value-type="float" office:value="2970" calcext:value-type="float">
            <text:p>2970</text:p>
          </table:table-cell>
          <table:table-cell office:value-type="string" calcext:value-type="string">
            <text:p>Hørsholm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701010 Ikke-finansielle hovedsæders virksomhed</text:p>
          </table:table-cell>
          <table:table-cell office:value-type="float" office:value="45747474" calcext:value-type="float">
            <text:p>45747474</text:p>
          </table:table-cell>
          <table:table-cell/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14707204" calcext:value-type="float">
            <text:p>14707204</text:p>
          </table:table-cell>
          <table:table-cell office:value-type="string" calcext:value-type="string">
            <text:p>19.09.1990</text:p>
          </table:table-cell>
          <table:table-cell/>
          <table:table-cell office:value-type="string" calcext:value-type="string">
            <text:p>KØBENHAVNS LUFTHAVNE A/S </text:p>
          </table:table-cell>
          <table:table-cell office:value-type="string" calcext:value-type="string">
            <text:p>Lufthavnsboulevarden 6</text:p>
          </table:table-cell>
          <table:table-cell office:value-type="float" office:value="2770" calcext:value-type="float">
            <text:p>2770</text:p>
          </table:table-cell>
          <table:table-cell office:value-type="string" calcext:value-type="string">
            <text:p>Kastrup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522300 Serviceydelser i forbindelse med luftfart</text:p>
          </table:table-cell>
          <table:table-cell office:value-type="float" office:value="32313231" calcext:value-type="float">
            <text:p>32313231</text:p>
          </table:table-cell>
          <table:table-cell/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63717916" calcext:value-type="float">
            <text:p>63717916</text:p>
          </table:table-cell>
          <table:table-cell office:value-type="string" calcext:value-type="string">
            <text:p>09.08.1961</text:p>
          </table:table-cell>
          <table:table-cell/>
          <table:table-cell office:value-type="string" calcext:value-type="string">
            <text:p>ALK-ABELLÓ A/S </text:p>
          </table:table-cell>
          <table:table-cell office:value-type="string" calcext:value-type="string">
            <text:p>Bøge Alle 6 - 8</text:p>
          </table:table-cell>
          <table:table-cell office:value-type="float" office:value="2970" calcext:value-type="float">
            <text:p>2970</text:p>
          </table:table-cell>
          <table:table-cell office:value-type="string" calcext:value-type="string">
            <text:p>Hørsholm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212000 Fremstilling af farmaceutiske præparater</text:p>
          </table:table-cell>
          <table:table-cell office:value-type="float" office:value="45747576" calcext:value-type="float">
            <text:p>45747576</text:p>
          </table:table-cell>
          <table:table-cell/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10239680" calcext:value-type="float">
            <text:p>10239680</text:p>
          </table:table-cell>
          <table:table-cell office:value-type="string" calcext:value-type="string">
            <text:p>28.04.1986</text:p>
          </table:table-cell>
          <table:table-cell/>
          <table:table-cell office:value-type="string" calcext:value-type="string">
            <text:p>GLUNZ &amp; JENSEN HOLDING A/S </text:p>
          </table:table-cell>
          <table:table-cell office:value-type="string" calcext:value-type="string">
            <text:p>Lindholm Havnevej 29</text:p>
          </table:table-cell>
          <table:table-cell office:value-type="float" office:value="5800" calcext:value-type="float">
            <text:p>5800</text:p>
          </table:table-cell>
          <table:table-cell office:value-type="string" calcext:value-type="string">
            <text:p>Nyborg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642020 Ikke-finansielle holdingselskaber</text:p>
          </table:table-cell>
          <table:table-cell office:value-type="float" office:value="57688181" calcext:value-type="float">
            <text:p>57688181</text:p>
          </table:table-cell>
          <table:table-cell/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17500317" calcext:value-type="float">
            <text:p>17500317</text:p>
          </table:table-cell>
          <table:table-cell office:value-type="string" calcext:value-type="string">
            <text:p>22.11.1917</text:p>
          </table:table-cell>
          <table:table-cell/>
          <table:table-cell office:value-type="string" calcext:value-type="string">
            <text:p>BIOPORTO A/S </text:p>
          </table:table-cell>
          <table:table-cell office:value-type="string" calcext:value-type="string">
            <text:p>Tuborg Havnevej 15 - <text:s/>st.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Hellerup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721100 Forskning og eksperimentel udvikling indenfor bioteknologi</text:p>
          </table:table-cell>
          <table:table-cell office:value-type="float" office:value="45290000" calcext:value-type="float">
            <text:p>45290000</text:p>
          </table:table-cell>
          <table:table-cell office:value-type="string" calcext:value-type="string">
            <text:p>info@bioporto.com</text:p>
          </table:table-cell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25508343" calcext:value-type="float">
            <text:p>25508343</text:p>
          </table:table-cell>
          <table:table-cell office:value-type="string" calcext:value-type="string">
            <text:p>29.06.2000</text:p>
          </table:table-cell>
          <table:table-cell/>
          <table:table-cell office:value-type="string" calcext:value-type="string">
            <text:p>CARLSBERG BREWERIES A/S </text:p>
          </table:table-cell>
          <table:table-cell office:value-type="string" calcext:value-type="string">
            <text:p>J.C. Jacobsens Gade 1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København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463410 Engroshandel med øl, mineralvand, frugt- og grøntsagssaft</text:p>
          </table:table-cell>
          <table:table-cell office:value-type="float" office:value="33273327" calcext:value-type="float">
            <text:p>33273327</text:p>
          </table:table-cell>
          <table:table-cell/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21023884" calcext:value-type="float">
            <text:p>21023884</text:p>
          </table:table-cell>
          <table:table-cell office:value-type="string" calcext:value-type="string">
            <text:p>11.06.1998</text:p>
          </table:table-cell>
          <table:table-cell/>
          <table:table-cell office:value-type="string" calcext:value-type="string">
            <text:p>GENMAB A/S </text:p>
          </table:table-cell>
          <table:table-cell office:value-type="string" calcext:value-type="string">
            <text:p>Kalvebod Brygge 43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København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721900 Anden forskning og eksperimentel udvikling inden for naturvidenskab og teknik</text:p>
          </table:table-cell>
          <table:table-cell table:number-columns-repeated="2"/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42997811" calcext:value-type="float">
            <text:p>42997811</text:p>
          </table:table-cell>
          <table:table-cell office:value-type="string" calcext:value-type="string">
            <text:p>18.06.1926</text:p>
          </table:table-cell>
          <table:table-cell/>
          <table:table-cell office:value-type="string" calcext:value-type="string">
            <text:p>SANISTÅL A/S </text:p>
          </table:table-cell>
          <table:table-cell office:value-type="string" calcext:value-type="string">
            <text:p>Håndværkervej 14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Aalborg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467400 Engroshandel med isenkram, varmeanlæg og tilbehør</text:p>
          </table:table-cell>
          <table:table-cell office:value-type="float" office:value="96306000" calcext:value-type="float">
            <text:p>96306000</text:p>
          </table:table-cell>
          <table:table-cell office:value-type="string" calcext:value-type="string">
            <text:p>sanistaal@sanistaal.dk</text:p>
          </table:table-cell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30558642" calcext:value-type="float">
            <text:p>30558642</text:p>
          </table:table-cell>
          <table:table-cell office:value-type="string" calcext:value-type="string">
            <text:p>10.12.2007</text:p>
          </table:table-cell>
          <table:table-cell/>
          <table:table-cell office:value-type="string" calcext:value-type="string">
            <text:p>PRIME OFFICE A/S </text:p>
          </table:table-cell>
          <table:table-cell office:value-type="string" calcext:value-type="string">
            <text:p>Sønder Allé 6 - <text:s/>2.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Aarhus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681000 Køb og salg af egen fast ejendom</text:p>
          </table:table-cell>
          <table:table-cell/>
          <table:table-cell office:value-type="string" calcext:value-type="string">
            <text:p>info@primeoffice.dk</text:p>
          </table:table-cell>
          <table:table-cell office:value-type="string" calcext:value-type="string">
            <text:p>Ja</text:p>
          </table:table-cell>
        </table:table-row>
        <table:table-row table:style-name="ro2">
          <table:table-cell office:value-type="float" office:value="16271187" calcext:value-type="float">
            <text:p>16271187</text:p>
          </table:table-cell>
          <table:table-cell office:value-type="string" calcext:value-type="string">
            <text:p>01.07.1992</text:p>
          </table:table-cell>
          <table:table-cell/>
          <table:table-cell office:value-type="string" calcext:value-type="string">
            <text:p>BAVARIAN NORDIC A/S </text:p>
          </table:table-cell>
          <table:table-cell office:value-type="string" calcext:value-type="string">
            <text:p>Philip Heymans Alle 3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Hellerup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212000 Fremstilling af farmaceutiske præparater</text:p>
          </table:table-cell>
          <table:table-cell office:value-type="float" office:value="33268383" calcext:value-type="float">
            <text:p>33268383</text:p>
          </table:table-cell>
          <table:table-cell office:value-type="string" calcext:value-type="string">
            <text:p>info@bavarian-nordic.com</text:p>
          </table:table-cell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76351716" calcext:value-type="float">
            <text:p>76351716</text:p>
          </table:table-cell>
          <table:table-cell office:value-type="string" calcext:value-type="string">
            <text:p>12.11.1984</text:p>
          </table:table-cell>
          <table:table-cell/>
          <table:table-cell office:value-type="string" calcext:value-type="string">
            <text:p>NORDIC SHIPHOLDING A/S </text:p>
          </table:table-cell>
          <table:table-cell office:value-type="string" calcext:value-type="string">
            <text:p>Amaliegade 33 B - <text:s/>3.</text:p>
          </table:table-cell>
          <table:table-cell office:value-type="float" office:value="1256" calcext:value-type="float">
            <text:p>1256</text:p>
          </table:table-cell>
          <table:table-cell office:value-type="string" calcext:value-type="string">
            <text:p>København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502000 Sø- og kysttransport af gods</text:p>
          </table:table-cell>
          <table:table-cell office:value-type="float" office:value="39291000" calcext:value-type="float">
            <text:p>39291000</text:p>
          </table:table-cell>
          <table:table-cell office:value-type="string" calcext:value-type="string">
            <text:p>mba@nordicshipholding.com</text:p>
          </table:table-cell>
          <table:table-cell office:value-type="string" calcext:value-type="string">
            <text:p>Ja</text:p>
          </table:table-cell>
        </table:table-row>
        <table:table-row table:style-name="ro2">
          <table:table-cell office:value-type="float" office:value="34631328" calcext:value-type="float">
            <text:p>34631328</text:p>
          </table:table-cell>
          <table:table-cell office:value-type="string" calcext:value-type="string">
            <text:p>11.06.1925</text:p>
          </table:table-cell>
          <table:table-cell/>
          <table:table-cell office:value-type="string" calcext:value-type="string">
            <text:p>VESTJYSK BANK A/S </text:p>
          </table:table-cell>
          <table:table-cell office:value-type="string" calcext:value-type="string">
            <text:p>Torvet 4</text:p>
          </table:table-cell>
          <table:table-cell office:value-type="float" office:value="7620" calcext:value-type="float">
            <text:p>7620</text:p>
          </table:table-cell>
          <table:table-cell office:value-type="string" calcext:value-type="string">
            <text:p>Lemvig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641900 Banker, sparekasser og andelskasser</text:p>
          </table:table-cell>
          <table:table-cell office:value-type="float" office:value="96632000" calcext:value-type="float">
            <text:p>96632000</text:p>
          </table:table-cell>
          <table:table-cell office:value-type="string" calcext:value-type="string">
            <text:p>vestjyskbank@vestjyskbank.dk</text:p>
          </table:table-cell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24932818" calcext:value-type="float">
            <text:p>24932818</text:p>
          </table:table-cell>
          <table:table-cell office:value-type="string" calcext:value-type="string">
            <text:p>29.08.1981</text:p>
          </table:table-cell>
          <table:table-cell/>
          <table:table-cell office:value-type="string" calcext:value-type="string">
            <text:p>Cemat A/S </text:p>
          </table:table-cell>
          <table:table-cell office:value-type="string" calcext:value-type="string">
            <text:p>c/o DLA Piper Denmark - <text:s text:c="2"/>Rådhuspladsen 4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København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642020 Ikke-finansielle holdingselskaber</text:p>
          </table:table-cell>
          <table:table-cell office:value-type="float" office:value="47365600" calcext:value-type="float">
            <text:p>47365600</text:p>
          </table:table-cell>
          <table:table-cell/>
          <table:table-cell office:value-type="string" calcext:value-type="string">
            <text:p>Ja</text:p>
          </table:table-cell>
        </table:table-row>
        <table:table-row table:style-name="ro2">
          <table:table-cell office:value-type="float" office:value="49619812" calcext:value-type="float">
            <text:p>49619812</text:p>
          </table:table-cell>
          <table:table-cell office:value-type="string" calcext:value-type="string">
            <text:p>25.11.1966</text:p>
          </table:table-cell>
          <table:table-cell/>
          <table:table-cell office:value-type="string" calcext:value-type="string">
            <text:p>H+H INTERNATIONAL A/S </text:p>
          </table:table-cell>
          <table:table-cell office:value-type="string" calcext:value-type="string">
            <text:p>Lautrupsgade 7 - <text:s/>5.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København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701010 Ikke-finansielle hovedsæders virksomhed</text:p>
          </table:table-cell>
          <table:table-cell office:value-type="float" office:value="35270200" calcext:value-type="float">
            <text:p>35270200</text:p>
          </table:table-cell>
          <table:table-cell office:value-type="string" calcext:value-type="string">
            <text:p>info@HplusH.com</text:p>
          </table:table-cell>
          <table:table-cell office:value-type="string" calcext:value-type="string">
            <text:p>Ja</text:p>
          </table:table-cell>
        </table:table-row>
        <table:table-row table:style-name="ro2">
          <table:table-cell office:value-type="float" office:value="10404916" calcext:value-type="float">
            <text:p>10404916</text:p>
          </table:table-cell>
          <table:table-cell office:value-type="string" calcext:value-type="string">
            <text:p>16.10.1999</text:p>
          </table:table-cell>
          <table:table-cell/>
          <table:table-cell office:value-type="string" calcext:value-type="string">
            <text:p>TIVOLI A/S </text:p>
          </table:table-cell>
          <table:table-cell office:value-type="string" calcext:value-type="string">
            <text:p>Vesterbrogade 3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København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932100 Forlystelsesparker o.l.</text:p>
          </table:table-cell>
          <table:table-cell office:value-type="float" office:value="33151001" calcext:value-type="float">
            <text:p>33151001</text:p>
          </table:table-cell>
          <table:table-cell/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40404716" calcext:value-type="float">
            <text:p>40404716</text:p>
          </table:table-cell>
          <table:table-cell office:value-type="string" calcext:value-type="string">
            <text:p>02.04.2019</text:p>
          </table:table-cell>
          <table:table-cell/>
          <table:table-cell office:value-type="string" calcext:value-type="string">
            <text:p>The Drilling Company of 1972 A/S </text:p>
          </table:table-cell>
          <table:table-cell office:value-type="string" calcext:value-type="string">
            <text:p>Lyngby Hovedgade 85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Kongens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821100 Kombinerede administrationsserviceydelser</text:p>
          </table:table-cell>
          <table:table-cell office:value-type="float" office:value="63360000" calcext:value-type="float">
            <text:p>63360000</text:p>
          </table:table-cell>
          <table:table-cell office:value-type="string" calcext:value-type="string">
            <text:p>Legalcorporate@maerskdrilling.com</text:p>
          </table:table-cell>
          <table:table-cell office:value-type="string" calcext:value-type="string">
            <text:p>Ja</text:p>
          </table:table-cell>
        </table:table-row>
        <table:table-row table:style-name="ro2">
          <table:table-cell office:value-type="float" office:value="10634970" calcext:value-type="float">
            <text:p>10634970</text:p>
          </table:table-cell>
          <table:table-cell office:value-type="string" calcext:value-type="string">
            <text:p>23.01.1987</text:p>
          </table:table-cell>
          <table:table-cell/>
          <table:table-cell office:value-type="string" calcext:value-type="string">
            <text:p>A/S STOREBÆLTSFORBINDELSEN </text:p>
          </table:table-cell>
          <table:table-cell office:value-type="string" calcext:value-type="string">
            <text:p>Vester Søgade 10</text:p>
          </table:table-cell>
          <table:table-cell office:value-type="float" office:value="1601" calcext:value-type="float">
            <text:p>1601</text:p>
          </table:table-cell>
          <table:table-cell office:value-type="string" calcext:value-type="string">
            <text:p>København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522130 Drift af betalingsveje, -broer og -tunneler</text:p>
          </table:table-cell>
          <table:table-cell office:value-type="float" office:value="33935200" calcext:value-type="float">
            <text:p>33935200</text:p>
          </table:table-cell>
          <table:table-cell/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24257843" calcext:value-type="float">
            <text:p>24257843</text:p>
          </table:table-cell>
          <table:table-cell office:value-type="string" calcext:value-type="string">
            <text:p>16.10.1999</text:p>
          </table:table-cell>
          <table:table-cell/>
          <table:table-cell office:value-type="string" calcext:value-type="string">
            <text:p>GN STORE NORD A/S </text:p>
          </table:table-cell>
          <table:table-cell office:value-type="string" calcext:value-type="string">
            <text:p>Lautrupbjerg 7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Ballerup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701010 Ikke-finansielle hovedsæders virksomhed</text:p>
          </table:table-cell>
          <table:table-cell office:value-type="float" office:value="45750000" calcext:value-type="float">
            <text:p>45750000</text:p>
          </table:table-cell>
          <table:table-cell/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10007127" calcext:value-type="float">
            <text:p>10007127</text:p>
          </table:table-cell>
          <table:table-cell office:value-type="string" calcext:value-type="string">
            <text:p>13.11.2000</text:p>
          </table:table-cell>
          <table:table-cell/>
          <table:table-cell office:value-type="string" calcext:value-type="string">
            <text:p>NOVOZYMES A/S </text:p>
          </table:table-cell>
          <table:table-cell office:value-type="string" calcext:value-type="string">
            <text:p>Krogshøjvej 36</text:p>
          </table:table-cell>
          <table:table-cell office:value-type="float" office:value="2880" calcext:value-type="float">
            <text:p>2880</text:p>
          </table:table-cell>
          <table:table-cell office:value-type="string" calcext:value-type="string">
            <text:p>Bagsværd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201400 Fremstilling af andre organiske basiskemikalier</text:p>
          </table:table-cell>
          <table:table-cell table:number-columns-repeated="2"/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27652913" calcext:value-type="float">
            <text:p>27652913</text:p>
          </table:table-cell>
          <table:table-cell office:value-type="string" calcext:value-type="string">
            <text:p>19.03.2004</text:p>
          </table:table-cell>
          <table:table-cell/>
          <table:table-cell office:value-type="string" calcext:value-type="string">
            <text:p>BETTER COLLECTIVE A/S </text:p>
          </table:table-cell>
          <table:table-cell office:value-type="string" calcext:value-type="string">
            <text:p>Toldbodgade 12</text:p>
          </table:table-cell>
          <table:table-cell office:value-type="float" office:value="1253" calcext:value-type="float">
            <text:p>1253</text:p>
          </table:table-cell>
          <table:table-cell office:value-type="string" calcext:value-type="string">
            <text:p>København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582900 Anden udgivelse af software</text:p>
          </table:table-cell>
          <table:table-cell table:number-columns-repeated="2"/>
          <table:table-cell office:value-type="string" calcext:value-type="string">
            <text:p>Ja</text:p>
          </table:table-cell>
        </table:table-row>
        <table:table-row table:style-name="ro2">
          <table:table-cell office:value-type="float" office:value="62725214" calcext:value-type="float">
            <text:p>62725214</text:p>
          </table:table-cell>
          <table:table-cell office:value-type="string" calcext:value-type="string">
            <text:p>31.08.1891</text:p>
          </table:table-cell>
          <table:table-cell/>
          <table:table-cell office:value-type="string" calcext:value-type="string">
            <text:p>NKT A/S </text:p>
          </table:table-cell>
          <table:table-cell office:value-type="string" calcext:value-type="string">
            <text:p>Vibeholms Allé 20</text:p>
          </table:table-cell>
          <table:table-cell office:value-type="float" office:value="2605" calcext:value-type="float">
            <text:p>2605</text:p>
          </table:table-cell>
          <table:table-cell office:value-type="string" calcext:value-type="string">
            <text:p>Brøndby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642020 Ikke-finansielle holdingselskaber</text:p>
          </table:table-cell>
          <table:table-cell table:number-columns-repeated="2"/>
          <table:table-cell office:value-type="string" calcext:value-type="string">
            <text:p>Ja</text:p>
          </table:table-cell>
        </table:table-row>
        <table:table-row table:style-name="ro2">
          <table:table-cell office:value-type="float" office:value="58180912" calcext:value-type="float">
            <text:p>58180912</text:p>
          </table:table-cell>
          <table:table-cell office:value-type="string" calcext:value-type="string">
            <text:p>21.10.1925</text:p>
          </table:table-cell>
          <table:table-cell/>
          <table:table-cell office:value-type="string" calcext:value-type="string">
            <text:p>FLSMIDTH &amp; CO. A/S </text:p>
          </table:table-cell>
          <table:table-cell office:value-type="string" calcext:value-type="string">
            <text:p>Vigerslev Allé 7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Valby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642020 Ikke-finansielle holdingselskaber</text:p>
          </table:table-cell>
          <table:table-cell table:number-columns-repeated="2"/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46874412" calcext:value-type="float">
            <text:p>46874412</text:p>
          </table:table-cell>
          <table:table-cell office:value-type="string" calcext:value-type="string">
            <text:p>27.03.1973</text:p>
          </table:table-cell>
          <table:table-cell/>
          <table:table-cell office:value-type="string" calcext:value-type="string">
            <text:p>BRD. KLEE A/S </text:p>
          </table:table-cell>
          <table:table-cell office:value-type="string" calcext:value-type="string">
            <text:p>Gadagervej 11</text:p>
          </table:table-cell>
          <table:table-cell office:value-type="float" office:value="2620" calcext:value-type="float">
            <text:p>2620</text:p>
          </table:table-cell>
          <table:table-cell office:value-type="string" calcext:value-type="string">
            <text:p>Albertslund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466900 Engroshandel med andre maskiner og andet udstyr</text:p>
          </table:table-cell>
          <table:table-cell office:value-type="float" office:value="43868333" calcext:value-type="float">
            <text:p>43868333</text:p>
          </table:table-cell>
          <table:table-cell office:value-type="string" calcext:value-type="string">
            <text:p>klee@brd-klee.dk</text:p>
          </table:table-cell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36591528" calcext:value-type="float">
            <text:p>36591528</text:p>
          </table:table-cell>
          <table:table-cell office:value-type="string" calcext:value-type="string">
            <text:p>05.03.1971</text:p>
          </table:table-cell>
          <table:table-cell/>
          <table:table-cell office:value-type="string" calcext:value-type="string">
            <text:p>DANTAX A/S </text:p>
          </table:table-cell>
          <table:table-cell office:value-type="string" calcext:value-type="string">
            <text:p>Bransagervej 15</text:p>
          </table:table-cell>
          <table:table-cell office:value-type="float" office:value="9490" calcext:value-type="float">
            <text:p>9490</text:p>
          </table:table-cell>
          <table:table-cell office:value-type="string" calcext:value-type="string">
            <text:p>Pandrup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642020 Ikke-finansielle holdingselskaber</text:p>
          </table:table-cell>
          <table:table-cell table:number-columns-repeated="2"/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36696915" calcext:value-type="float">
            <text:p>36696915</text:p>
          </table:table-cell>
          <table:table-cell office:value-type="string" calcext:value-type="string">
            <text:p>03.10.1924</text:p>
          </table:table-cell>
          <table:table-cell/>
          <table:table-cell office:value-type="string" calcext:value-type="string">
            <text:p>Athena Investments A/S </text:p>
          </table:table-cell>
          <table:table-cell office:value-type="string" calcext:value-type="string">
            <text:p>c/o Harbour House - <text:s text:c="2"/>Sundkrogsgade 21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København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351100 Produktion af elektricitet</text:p>
          </table:table-cell>
          <table:table-cell table:number-columns-repeated="2"/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41257911" calcext:value-type="float">
            <text:p>41257911</text:p>
          </table:table-cell>
          <table:table-cell office:value-type="string" calcext:value-type="string">
            <text:p>17.11.1925</text:p>
          </table:table-cell>
          <table:table-cell/>
          <table:table-cell office:value-type="string" calcext:value-type="string">
            <text:p>BANG &amp; OLUFSEN A/S </text:p>
          </table:table-cell>
          <table:table-cell office:value-type="string" calcext:value-type="string">
            <text:p>Bang og Olufsen Allé 1</text:p>
          </table:table-cell>
          <table:table-cell office:value-type="float" office:value="7600" calcext:value-type="float">
            <text:p>7600</text:p>
          </table:table-cell>
          <table:table-cell office:value-type="string" calcext:value-type="string">
            <text:p>Struer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721900 Anden forskning og eksperimentel udvikling inden for naturvidenskab og teknik</text:p>
          </table:table-cell>
          <table:table-cell office:value-type="float" office:value="96841122" calcext:value-type="float">
            <text:p>96841122</text:p>
          </table:table-cell>
          <table:table-cell/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13228345" calcext:value-type="float">
            <text:p>13228345</text:p>
          </table:table-cell>
          <table:table-cell office:value-type="string" calcext:value-type="string">
            <text:p>01.05.1989</text:p>
          </table:table-cell>
          <table:table-cell/>
          <table:table-cell office:value-type="string" calcext:value-type="string">
            <text:p>COLUMBUS A/S </text:p>
          </table:table-cell>
          <table:table-cell office:value-type="string" calcext:value-type="string">
            <text:p>Lautrupvang 6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Ballerup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620200 Konsulentbistand vedrørende informationsteknologi</text:p>
          </table:table-cell>
          <table:table-cell table:number-columns-repeated="2"/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28505116" calcext:value-type="float">
            <text:p>28505116</text:p>
          </table:table-cell>
          <table:table-cell office:value-type="string" calcext:value-type="string">
            <text:p>09.03.2005</text:p>
          </table:table-cell>
          <table:table-cell/>
          <table:table-cell office:value-type="string" calcext:value-type="string">
            <text:p>Pandora A/S </text:p>
          </table:table-cell>
          <table:table-cell office:value-type="string" calcext:value-type="string">
            <text:p>Havneholmen 17 - 19</text:p>
          </table:table-cell>
          <table:table-cell office:value-type="float" office:value="1561" calcext:value-type="float">
            <text:p>1561</text:p>
          </table:table-cell>
          <table:table-cell office:value-type="string" calcext:value-type="string">
            <text:p>København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464800 Engroshandel med ure, smykker og guld- og sølvvarer</text:p>
          </table:table-cell>
          <table:table-cell table:number-columns-repeated="2"/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40713816" calcext:value-type="float">
            <text:p>40713816</text:p>
          </table:table-cell>
          <table:table-cell office:value-type="string" calcext:value-type="string">
            <text:p>29.12.1965</text:p>
          </table:table-cell>
          <table:table-cell/>
          <table:table-cell office:value-type="string" calcext:value-type="string">
            <text:p>DJURSLANDS BANK A/S </text:p>
          </table:table-cell>
          <table:table-cell office:value-type="string" calcext:value-type="string">
            <text:p>Torvet 5</text:p>
          </table:table-cell>
          <table:table-cell office:value-type="float" office:value="8500" calcext:value-type="float">
            <text:p>8500</text:p>
          </table:table-cell>
          <table:table-cell office:value-type="string" calcext:value-type="string">
            <text:p>Grenaa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641900 Banker, sparekasser og andelskasser</text:p>
          </table:table-cell>
          <table:table-cell table:number-columns-repeated="2"/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34485216" calcext:value-type="float">
            <text:p>34485216</text:p>
          </table:table-cell>
          <table:table-cell office:value-type="string" calcext:value-type="string">
            <text:p>31.12.1971</text:p>
          </table:table-cell>
          <table:table-cell/>
          <table:table-cell office:value-type="string" calcext:value-type="string">
            <text:p>SVEJSEMASKINEFABRIKKEN MIGATRONIC A/S </text:p>
          </table:table-cell>
          <table:table-cell office:value-type="string" calcext:value-type="string">
            <text:p>Aggersundvej 33</text:p>
          </table:table-cell>
          <table:table-cell office:value-type="float" office:value="9690" calcext:value-type="float">
            <text:p>9690</text:p>
          </table:table-cell>
          <table:table-cell office:value-type="string" calcext:value-type="string">
            <text:p>Fjerritslev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279000 Fremstilling af andet elektrisk udstyr</text:p>
          </table:table-cell>
          <table:table-cell table:number-columns-repeated="2"/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64865218" calcext:value-type="float">
            <text:p>64865218</text:p>
          </table:table-cell>
          <table:table-cell office:value-type="string" calcext:value-type="string">
            <text:p>08.09.1897</text:p>
          </table:table-cell>
          <table:table-cell/>
          <table:table-cell office:value-type="string" calcext:value-type="string">
            <text:p>AKTIESELSKABET NORDFYNS BANK </text:p>
          </table:table-cell>
          <table:table-cell office:value-type="string" calcext:value-type="string">
            <text:p>Dannebrogsgade 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Odense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641900 Banker, sparekasser og andelskasser</text:p>
          </table:table-cell>
          <table:table-cell office:value-type="float" office:value="59489300" calcext:value-type="float">
            <text:p>59489300</text:p>
          </table:table-cell>
          <table:table-cell/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16139084" calcext:value-type="float">
            <text:p>16139084</text:p>
          </table:table-cell>
          <table:table-cell office:value-type="string" calcext:value-type="string">
            <text:p>20.05.1992</text:p>
          </table:table-cell>
          <table:table-cell/>
          <table:table-cell office:value-type="string" calcext:value-type="string">
            <text:p>ROVSING A/S </text:p>
          </table:table-cell>
          <table:table-cell office:value-type="string" calcext:value-type="string">
            <text:p>Dyregårdsvej 2</text:p>
          </table:table-cell>
          <table:table-cell office:value-type="float" office:value="2740" calcext:value-type="float">
            <text:p>2740</text:p>
          </table:table-cell>
          <table:table-cell office:value-type="string" calcext:value-type="string">
            <text:p>Skovlunde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620100 Computerprogrammering</text:p>
          </table:table-cell>
          <table:table-cell table:number-columns-repeated="2"/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17002147" calcext:value-type="float">
            <text:p>17002147</text:p>
          </table:table-cell>
          <table:table-cell office:value-type="string" calcext:value-type="string">
            <text:p>25.05.1993</text:p>
          </table:table-cell>
          <table:table-cell/>
          <table:table-cell office:value-type="string" calcext:value-type="string">
            <text:p>RTX A/S </text:p>
          </table:table-cell>
          <table:table-cell office:value-type="string" calcext:value-type="string">
            <text:p>Strømmen 6</text:p>
          </table:table-cell>
          <table:table-cell office:value-type="float" office:value="9400" calcext:value-type="float">
            <text:p>9400</text:p>
          </table:table-cell>
          <table:table-cell office:value-type="string" calcext:value-type="string">
            <text:p>Nørresundby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263000 Fremstilling af kommunikationsudstyr</text:p>
          </table:table-cell>
          <table:table-cell office:value-type="float" office:value="96322300" calcext:value-type="float">
            <text:p>96322300</text:p>
          </table:table-cell>
          <table:table-cell office:value-type="string" calcext:value-type="string">
            <text:p>info@rtx.dk</text:p>
          </table:table-cell>
          <table:table-cell office:value-type="string" calcext:value-type="string">
            <text:p>Ja</text:p>
          </table:table-cell>
        </table:table-row>
        <table:table-row table:style-name="ro2">
          <table:table-cell office:value-type="float" office:value="58233528" calcext:value-type="float">
            <text:p>58233528</text:p>
          </table:table-cell>
          <table:table-cell office:value-type="string" calcext:value-type="string">
            <text:p>13.07.1976</text:p>
          </table:table-cell>
          <table:table-cell/>
          <table:table-cell office:value-type="string" calcext:value-type="string">
            <text:p>DSV Panalpina A/S </text:p>
          </table:table-cell>
          <table:table-cell office:value-type="string" calcext:value-type="string">
            <text:p>Hovedgaden 630</text:p>
          </table:table-cell>
          <table:table-cell office:value-type="float" office:value="2640" calcext:value-type="float">
            <text:p>2640</text:p>
          </table:table-cell>
          <table:table-cell office:value-type="string" calcext:value-type="string">
            <text:p>Hedehusene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701010 Ikke-finansielle hovedsæders virksomhed</text:p>
          </table:table-cell>
          <table:table-cell table:number-columns-repeated="2"/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28299494" calcext:value-type="float">
            <text:p>28299494</text:p>
          </table:table-cell>
          <table:table-cell office:value-type="string" calcext:value-type="string">
            <text:p>17.12.2004</text:p>
          </table:table-cell>
          <table:table-cell/>
          <table:table-cell office:value-type="string" calcext:value-type="string">
            <text:p>JUTLANDER BANK A/S </text:p>
          </table:table-cell>
          <table:table-cell office:value-type="string" calcext:value-type="string">
            <text:p>Markedsvej 5 - 7</text:p>
          </table:table-cell>
          <table:table-cell office:value-type="float" office:value="9600" calcext:value-type="float">
            <text:p>9600</text:p>
          </table:table-cell>
          <table:table-cell office:value-type="string" calcext:value-type="string">
            <text:p>Aars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641900 Banker, sparekasser og andelskasser</text:p>
          </table:table-cell>
          <table:table-cell office:value-type="float" office:value="96575800" calcext:value-type="float">
            <text:p>96575800</text:p>
          </table:table-cell>
          <table:table-cell/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28500971" calcext:value-type="float">
            <text:p>28500971</text:p>
          </table:table-cell>
          <table:table-cell office:value-type="string" calcext:value-type="string">
            <text:p>24.02.2005</text:p>
          </table:table-cell>
          <table:table-cell/>
          <table:table-cell office:value-type="string" calcext:value-type="string">
            <text:p>FAST EJENDOM DANMARK A/S </text:p>
          </table:table-cell>
          <table:table-cell office:value-type="string" calcext:value-type="string">
            <text:p>Rådhusvej 13</text:p>
          </table:table-cell>
          <table:table-cell office:value-type="float" office:value="2920" calcext:value-type="float">
            <text:p>2920</text:p>
          </table:table-cell>
          <table:table-cell office:value-type="string" calcext:value-type="string">
            <text:p>Charlottenlund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643030 Investeringsselskaber</text:p>
          </table:table-cell>
          <table:table-cell office:value-type="float" office:value="70271788" calcext:value-type="float">
            <text:p>70271788</text:p>
          </table:table-cell>
          <table:table-cell/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62670215" calcext:value-type="float">
            <text:p>62670215</text:p>
          </table:table-cell>
          <table:table-cell office:value-type="string" calcext:value-type="string">
            <text:p>23.10.1959</text:p>
          </table:table-cell>
          <table:table-cell/>
          <table:table-cell office:value-type="string" calcext:value-type="string">
            <text:p>NTR HOLDING A/S </text:p>
          </table:table-cell>
          <table:table-cell office:value-type="string" calcext:value-type="string">
            <text:p>Bredgade 30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København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642020 Ikke-finansielle holdingselskaber</text:p>
          </table:table-cell>
          <table:table-cell table:number-columns-repeated="2"/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54879415" calcext:value-type="float">
            <text:p>54879415</text:p>
          </table:table-cell>
          <table:table-cell office:value-type="string" calcext:value-type="string">
            <text:p>12.09.1936</text:p>
          </table:table-cell>
          <table:table-cell/>
          <table:table-cell office:value-type="string" calcext:value-type="string">
            <text:p>ROCKWOOL INTERNATIONAL A/S </text:p>
          </table:table-cell>
          <table:table-cell office:value-type="string" calcext:value-type="string">
            <text:p>Hovedgaden 584 <text:s/>- <text:s/>Fløng</text:p>
          </table:table-cell>
          <table:table-cell office:value-type="float" office:value="2640" calcext:value-type="float">
            <text:p>2640</text:p>
          </table:table-cell>
          <table:table-cell office:value-type="string" calcext:value-type="string">
            <text:p>Hedehusene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701010 Ikke-finansielle hovedsæders virksomhed</text:p>
          </table:table-cell>
          <table:table-cell office:value-type="float" office:value="46560300" calcext:value-type="float">
            <text:p>46560300</text:p>
          </table:table-cell>
          <table:table-cell/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15313714" calcext:value-type="float">
            <text:p>15313714</text:p>
          </table:table-cell>
          <table:table-cell office:value-type="string" calcext:value-type="string">
            <text:p>09.03.1966</text:p>
          </table:table-cell>
          <table:table-cell/>
          <table:table-cell office:value-type="string" calcext:value-type="string">
            <text:p>ANDERSEN &amp; MARTINI HOLDING A/S </text:p>
          </table:table-cell>
          <table:table-cell office:value-type="string" calcext:value-type="string">
            <text:p>Agenavej 15</text:p>
          </table:table-cell>
          <table:table-cell office:value-type="float" office:value="2670" calcext:value-type="float">
            <text:p>2670</text:p>
          </table:table-cell>
          <table:table-cell office:value-type="string" calcext:value-type="string">
            <text:p>Greve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451120 Detailhandel med personbiler, varebiler og minibusser</text:p>
          </table:table-cell>
          <table:table-cell office:value-type="float" office:value="36931000" calcext:value-type="float">
            <text:p>36931000</text:p>
          </table:table-cell>
          <table:table-cell/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34411913" calcext:value-type="float">
            <text:p>34411913</text:p>
          </table:table-cell>
          <table:table-cell office:value-type="string" calcext:value-type="string">
            <text:p>29.03.1960</text:p>
          </table:table-cell>
          <table:table-cell/>
          <table:table-cell office:value-type="string" calcext:value-type="string">
            <text:p>Scandinavian Investment Group A/S </text:p>
          </table:table-cell>
          <table:table-cell office:value-type="string" calcext:value-type="string">
            <text:p>Lyskær 8 A - <text:s/>st. tv.</text:p>
          </table:table-cell>
          <table:table-cell office:value-type="float" office:value="2730" calcext:value-type="float">
            <text:p>2730</text:p>
          </table:table-cell>
          <table:table-cell office:value-type="string" calcext:value-type="string">
            <text:p>Herlev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682040 Udlejning af erhvervsejendomme</text:p>
          </table:table-cell>
          <table:table-cell office:value-type="float" office:value="28126609" calcext:value-type="float">
            <text:p>28126609</text:p>
          </table:table-cell>
          <table:table-cell office:value-type="string" calcext:value-type="string">
            <text:p>mh@sca-inv-group.dk</text:p>
          </table:table-cell>
          <table:table-cell office:value-type="string" calcext:value-type="string">
            <text:p>Ja</text:p>
          </table:table-cell>
        </table:table-row>
        <table:table-row table:style-name="ro2">
          <table:table-cell office:value-type="float" office:value="21408395" calcext:value-type="float">
            <text:p>21408395</text:p>
          </table:table-cell>
          <table:table-cell office:value-type="string" calcext:value-type="string">
            <text:p>01.10.1998</text:p>
          </table:table-cell>
          <table:table-cell/>
          <table:table-cell office:value-type="string" calcext:value-type="string">
            <text:p>ISS GLOBAL A/S </text:p>
          </table:table-cell>
          <table:table-cell office:value-type="string" calcext:value-type="string">
            <text:p>Buddingevej 197</text:p>
          </table:table-cell>
          <table:table-cell office:value-type="float" office:value="2860" calcext:value-type="float">
            <text:p>2860</text:p>
          </table:table-cell>
          <table:table-cell office:value-type="string" calcext:value-type="string">
            <text:p>Søborg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642020 Ikke-finansielle holdingselskaber</text:p>
          </table:table-cell>
          <table:table-cell office:value-type="float" office:value="38170000" calcext:value-type="float">
            <text:p>38170000</text:p>
          </table:table-cell>
          <table:table-cell/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45801012" calcext:value-type="float">
            <text:p>45801012</text:p>
          </table:table-cell>
          <table:table-cell office:value-type="string" calcext:value-type="string">
            <text:p>07.02.1906</text:p>
          </table:table-cell>
          <table:table-cell/>
          <table:table-cell office:value-type="string" calcext:value-type="string">
            <text:p>SKJERN BANK A/S </text:p>
          </table:table-cell>
          <table:table-cell office:value-type="string" calcext:value-type="string">
            <text:p>Banktorvet 3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Skjern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641900 Banker, sparekasser og andelskasser</text:p>
          </table:table-cell>
          <table:table-cell office:value-type="float" office:value="97351333" calcext:value-type="float">
            <text:p>97351333</text:p>
          </table:table-cell>
          <table:table-cell office:value-type="string" calcext:value-type="string">
            <text:p>post@skjernbank.dk</text:p>
          </table:table-cell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24246787" calcext:value-type="float">
            <text:p>24246787</text:p>
          </table:table-cell>
          <table:table-cell office:value-type="string" calcext:value-type="string">
            <text:p>16.10.1999</text:p>
          </table:table-cell>
          <table:table-cell/>
          <table:table-cell office:value-type="string" calcext:value-type="string">
            <text:p>ØRESUNDSBRO KONSORTIET I/S </text:p>
          </table:table-cell>
          <table:table-cell office:value-type="string" calcext:value-type="string">
            <text:p>Vester Søgade 10 - <text:s/>4.</text:p>
          </table:table-cell>
          <table:table-cell office:value-type="float" office:value="1601" calcext:value-type="float">
            <text:p>1601</text:p>
          </table:table-cell>
          <table:table-cell office:value-type="string" calcext:value-type="string">
            <text:p>København</text:p>
          </table:table-cell>
          <table:table-cell office:value-type="string" calcext:value-type="string">
            <text:p>Interessentskab</text:p>
          </table:table-cell>
          <table:table-cell office:value-type="string" calcext:value-type="string">
            <text:p>522130 Drift af betalingsveje, -broer og -tunneler</text:p>
          </table:table-cell>
          <table:table-cell office:value-type="float" office:value="33416000" calcext:value-type="float">
            <text:p>33416000</text:p>
          </table:table-cell>
          <table:table-cell/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58210617" calcext:value-type="float">
            <text:p>58210617</text:p>
          </table:table-cell>
          <table:table-cell office:value-type="string" calcext:value-type="string">
            <text:p>27.02.1940</text:p>
          </table:table-cell>
          <table:table-cell/>
          <table:table-cell office:value-type="string" calcext:value-type="string">
            <text:p>BRØDRENE A. &amp; O. JOHANSEN A/S </text:p>
          </table:table-cell>
          <table:table-cell office:value-type="string" calcext:value-type="string">
            <text:p>Rørvang 3</text:p>
          </table:table-cell>
          <table:table-cell office:value-type="float" office:value="2620" calcext:value-type="float">
            <text:p>2620</text:p>
          </table:table-cell>
          <table:table-cell office:value-type="string" calcext:value-type="string">
            <text:p>Albertslund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467400 Engroshandel med isenkram, varmeanlæg og tilbehør</text:p>
          </table:table-cell>
          <table:table-cell office:value-type="float" office:value="70280000" calcext:value-type="float">
            <text:p>70280000</text:p>
          </table:table-cell>
          <table:table-cell office:value-type="string" calcext:value-type="string">
            <text:p>ao@ao.dk</text:p>
          </table:table-cell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25536606" calcext:value-type="float">
            <text:p>25536606</text:p>
          </table:table-cell>
          <table:table-cell office:value-type="string" calcext:value-type="string">
            <text:p>19.07.2000</text:p>
          </table:table-cell>
          <table:table-cell/>
          <table:table-cell office:value-type="string" calcext:value-type="string">
            <text:p>FASTPASSCORP A/S </text:p>
          </table:table-cell>
          <table:table-cell office:value-type="string" calcext:value-type="string">
            <text:p>Gladsaxevej 376 - <text:s/>st. th.</text:p>
          </table:table-cell>
          <table:table-cell office:value-type="float" office:value="2860" calcext:value-type="float">
            <text:p>2860</text:p>
          </table:table-cell>
          <table:table-cell office:value-type="string" calcext:value-type="string">
            <text:p>Søborg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582900 Anden udgivelse af software</text:p>
          </table:table-cell>
          <table:table-cell office:value-type="float" office:value="48100010" calcext:value-type="float">
            <text:p>48100010</text:p>
          </table:table-cell>
          <table:table-cell office:value-type="string" calcext:value-type="string">
            <text:p>info@fastpasscorp.com</text:p>
          </table:table-cell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19828131" calcext:value-type="float">
            <text:p>19828131</text:p>
          </table:table-cell>
          <table:table-cell office:value-type="string" calcext:value-type="string">
            <text:p>02.04.1997</text:p>
          </table:table-cell>
          <table:table-cell/>
          <table:table-cell office:value-type="string" calcext:value-type="string">
            <text:p>CHEMOMETEC A/S </text:p>
          </table:table-cell>
          <table:table-cell office:value-type="string" calcext:value-type="string">
            <text:p>Gydevang 43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Allerød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712090 Anden måling og teknisk analyse</text:p>
          </table:table-cell>
          <table:table-cell office:value-type="float" office:value="48131020" calcext:value-type="float">
            <text:p>48131020</text:p>
          </table:table-cell>
          <table:table-cell/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44065118" calcext:value-type="float">
            <text:p>44065118</text:p>
          </table:table-cell>
          <table:table-cell office:value-type="string" calcext:value-type="string">
            <text:p>01.02.1959</text:p>
          </table:table-cell>
          <table:table-cell/>
          <table:table-cell office:value-type="string" calcext:value-type="string">
            <text:p>RIAS A/S </text:p>
          </table:table-cell>
          <table:table-cell office:value-type="string" calcext:value-type="string">
            <text:p>Industrivej 11 <text:s/>- <text:s/>Postboks 179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Roskilde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467600 Engroshandel med andre råvarer og halvfabrikata</text:p>
          </table:table-cell>
          <table:table-cell table:number-columns-repeated="2"/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16229415" calcext:value-type="float">
            <text:p>16229415</text:p>
          </table:table-cell>
          <table:table-cell office:value-type="string" calcext:value-type="string">
            <text:p>12.04.1918</text:p>
          </table:table-cell>
          <table:table-cell/>
          <table:table-cell office:value-type="string" calcext:value-type="string">
            <text:p>F. E. BORDING A/S </text:p>
          </table:table-cell>
          <table:table-cell office:value-type="string" calcext:value-type="string">
            <text:p>Ejby Industrivej 91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Glostrup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701010 Ikke-finansielle hovedsæders virksomhed</text:p>
          </table:table-cell>
          <table:table-cell office:value-type="float" office:value="70115011" calcext:value-type="float">
            <text:p>70115011</text:p>
          </table:table-cell>
          <table:table-cell office:value-type="string" calcext:value-type="string">
            <text:p>info@bording.dk</text:p>
          </table:table-cell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55660018" calcext:value-type="float">
            <text:p>55660018</text:p>
          </table:table-cell>
          <table:table-cell office:value-type="string" calcext:value-type="string">
            <text:p>20.12.1941</text:p>
          </table:table-cell>
          <table:table-cell/>
          <table:table-cell office:value-type="string" calcext:value-type="string">
            <text:p>VICTORIA PROPERTIES A/S </text:p>
          </table:table-cell>
          <table:table-cell office:value-type="string" calcext:value-type="string">
            <text:p>Østergade 1 - <text:s/>1.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København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642020 Ikke-finansielle holdingselskaber</text:p>
          </table:table-cell>
          <table:table-cell/>
          <table:table-cell office:value-type="string" calcext:value-type="string">
            <text:p>info@victoriaproperties.dk</text:p>
          </table:table-cell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83839910" calcext:value-type="float">
            <text:p>83839910</text:p>
          </table:table-cell>
          <table:table-cell office:value-type="string" calcext:value-type="string">
            <text:p>08.03.1978</text:p>
          </table:table-cell>
          <table:table-cell/>
          <table:table-cell office:value-type="string" calcext:value-type="string">
            <text:p>AGF A/S </text:p>
          </table:table-cell>
          <table:table-cell office:value-type="string" calcext:value-type="string">
            <text:p>c/o Atletion - <text:s text:c="2"/>Stadion Allé 7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Aarhus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931200 Sportsklubber</text:p>
          </table:table-cell>
          <table:table-cell office:value-type="float" office:value="70202711" calcext:value-type="float">
            <text:p>70202711</text:p>
          </table:table-cell>
          <table:table-cell/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15505281" calcext:value-type="float">
            <text:p>15505281</text:p>
          </table:table-cell>
          <table:table-cell office:value-type="string" calcext:value-type="string">
            <text:p>26.07.1991</text:p>
          </table:table-cell>
          <table:table-cell/>
          <table:table-cell office:value-type="string" calcext:value-type="string">
            <text:p>SIMCORP A/S </text:p>
          </table:table-cell>
          <table:table-cell office:value-type="string" calcext:value-type="string">
            <text:p>Weidekampsgade 16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København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582900 Anden udgivelse af software</text:p>
          </table:table-cell>
          <table:table-cell office:value-type="float" office:value="35448800" calcext:value-type="float">
            <text:p>35448800</text:p>
          </table:table-cell>
          <table:table-cell/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64855417" calcext:value-type="float">
            <text:p>64855417</text:p>
          </table:table-cell>
          <table:table-cell office:value-type="string" calcext:value-type="string">
            <text:p>04.03.1912</text:p>
          </table:table-cell>
          <table:table-cell/>
          <table:table-cell office:value-type="string" calcext:value-type="string">
            <text:p>HVIDBJERG BANK A/S </text:p>
          </table:table-cell>
          <table:table-cell office:value-type="string" calcext:value-type="string">
            <text:p>Østergade 2 <text:s/>- <text:s/>Hvidbjerg</text:p>
          </table:table-cell>
          <table:table-cell office:value-type="float" office:value="7790" calcext:value-type="float">
            <text:p>7790</text:p>
          </table:table-cell>
          <table:table-cell office:value-type="string" calcext:value-type="string">
            <text:p>Thyholm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641900 Banker, sparekasser og andelskasser</text:p>
          </table:table-cell>
          <table:table-cell office:value-type="float" office:value="96955200" calcext:value-type="float">
            <text:p>96955200</text:p>
          </table:table-cell>
          <table:table-cell office:value-type="string" calcext:value-type="string">
            <text:p>post@hvidbjergbank.dk</text:p>
          </table:table-cell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37536814" calcext:value-type="float">
            <text:p>37536814</text:p>
          </table:table-cell>
          <table:table-cell office:value-type="string" calcext:value-type="string">
            <text:p>13.04.1886</text:p>
          </table:table-cell>
          <table:table-cell/>
          <table:table-cell office:value-type="string" calcext:value-type="string">
            <text:p>RINGKJØBING LANDBOBANK. AKTIESELSKAB </text:p>
          </table:table-cell>
          <table:table-cell office:value-type="string" calcext:value-type="string">
            <text:p>Torvet 1</text:p>
          </table:table-cell>
          <table:table-cell office:value-type="float" office:value="6950" calcext:value-type="float">
            <text:p>6950</text:p>
          </table:table-cell>
          <table:table-cell office:value-type="string" calcext:value-type="string">
            <text:p>Ringkøbing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641900 Banker, sparekasser og andelskasser</text:p>
          </table:table-cell>
          <table:table-cell office:value-type="float" office:value="97321800" calcext:value-type="float">
            <text:p>97321800</text:p>
          </table:table-cell>
          <table:table-cell/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63644919" calcext:value-type="float">
            <text:p>63644919</text:p>
          </table:table-cell>
          <table:table-cell office:value-type="string" calcext:value-type="string">
            <text:p>03.12.1956</text:p>
          </table:table-cell>
          <table:table-cell/>
          <table:table-cell office:value-type="string" calcext:value-type="string">
            <text:p>AMBU A/S </text:p>
          </table:table-cell>
          <table:table-cell office:value-type="string" calcext:value-type="string">
            <text:p>Baltorpbakken 13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Ballerup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464610 Engroshandel med medicinalvarer og sygeplejeartikler</text:p>
          </table:table-cell>
          <table:table-cell/>
          <table:table-cell office:value-type="string" calcext:value-type="string">
            <text:p>ambu@ambu.com</text:p>
          </table:table-cell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33395361" calcext:value-type="float">
            <text:p>33395361</text:p>
          </table:table-cell>
          <table:table-cell office:value-type="string" calcext:value-type="string">
            <text:p>24.01.2011</text:p>
          </table:table-cell>
          <table:table-cell/>
          <table:table-cell office:value-type="string" calcext:value-type="string">
            <text:p>Nordic Waterproofing Holding A/S </text:p>
          </table:table-cell>
          <table:table-cell office:value-type="string" calcext:value-type="string">
            <text:p>Vester Alle 1</text:p>
          </table:table-cell>
          <table:table-cell office:value-type="float" office:value="6600" calcext:value-type="float">
            <text:p>6600</text:p>
          </table:table-cell>
          <table:table-cell office:value-type="string" calcext:value-type="string">
            <text:p>Vejen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642020 Ikke-finansielle holdingselskaber</text:p>
          </table:table-cell>
          <table:table-cell table:number-columns-repeated="2"/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15107707" calcext:value-type="float">
            <text:p>15107707</text:p>
          </table:table-cell>
          <table:table-cell office:value-type="string" calcext:value-type="string">
            <text:p>01.04.1991</text:p>
          </table:table-cell>
          <table:table-cell/>
          <table:table-cell office:value-type="string" calcext:value-type="string">
            <text:p>PARKEN SPORT &amp; ENTERTAINMENT A/S </text:p>
          </table:table-cell>
          <table:table-cell office:value-type="string" calcext:value-type="string">
            <text:p>Per Henrik Lings Allé 2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København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931200 Sportsklubber</text:p>
          </table:table-cell>
          <table:table-cell office:value-type="float" office:value="35433131" calcext:value-type="float">
            <text:p>35433131</text:p>
          </table:table-cell>
          <table:table-cell/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22756214" calcext:value-type="float">
            <text:p>22756214</text:p>
          </table:table-cell>
          <table:table-cell office:value-type="string" calcext:value-type="string">
            <text:p>16.04.1904</text:p>
          </table:table-cell>
          <table:table-cell/>
          <table:table-cell office:value-type="string" calcext:value-type="string">
            <text:p>A.P. MØLLER - MÆRSK A/S </text:p>
          </table:table-cell>
          <table:table-cell office:value-type="string" calcext:value-type="string">
            <text:p>Esplanaden 50</text:p>
          </table:table-cell>
          <table:table-cell office:value-type="float" office:value="1263" calcext:value-type="float">
            <text:p>1263</text:p>
          </table:table-cell>
          <table:table-cell office:value-type="string" calcext:value-type="string">
            <text:p>København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061000 Indvinding af råolie</text:p>
          </table:table-cell>
          <table:table-cell office:value-type="float" office:value="33142990" calcext:value-type="float">
            <text:p>33142990</text:p>
          </table:table-cell>
          <table:table-cell/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58868728" calcext:value-type="float">
            <text:p>58868728</text:p>
          </table:table-cell>
          <table:table-cell office:value-type="string" calcext:value-type="string">
            <text:p>28.02.1983</text:p>
          </table:table-cell>
          <table:table-cell/>
          <table:table-cell office:value-type="string" calcext:value-type="string">
            <text:p>GABRIEL HOLDING A/S </text:p>
          </table:table-cell>
          <table:table-cell office:value-type="string" calcext:value-type="string">
            <text:p>Hjulmagervej 55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Aalborg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682040 Udlejning af erhvervsejendomme</text:p>
          </table:table-cell>
          <table:table-cell table:number-columns-repeated="2"/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31080185" calcext:value-type="float">
            <text:p>31080185</text:p>
          </table:table-cell>
          <table:table-cell office:value-type="string" calcext:value-type="string">
            <text:p>28.11.2007</text:p>
          </table:table-cell>
          <table:table-cell/>
          <table:table-cell office:value-type="string" calcext:value-type="string">
            <text:p>SCANDINAVIAN TOBACCO GROUP A/S </text:p>
          </table:table-cell>
          <table:table-cell office:value-type="string" calcext:value-type="string">
            <text:p>Sandtoften 9</text:p>
          </table:table-cell>
          <table:table-cell office:value-type="float" office:value="2820" calcext:value-type="float">
            <text:p>2820</text:p>
          </table:table-cell>
          <table:table-cell office:value-type="string" calcext:value-type="string">
            <text:p>Gentofte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821100 Kombinerede administrationsserviceydelser</text:p>
          </table:table-cell>
          <table:table-cell table:number-columns-repeated="2"/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29801843" calcext:value-type="float">
            <text:p>29801843</text:p>
          </table:table-cell>
          <table:table-cell office:value-type="string" calcext:value-type="string">
            <text:p>11.12.2006</text:p>
          </table:table-cell>
          <table:table-cell/>
          <table:table-cell office:value-type="string" calcext:value-type="string">
            <text:p>Agromino A/S </text:p>
          </table:table-cell>
          <table:table-cell office:value-type="string" calcext:value-type="string">
            <text:p>c/o Advokatfirmaet Poul Schmith - <text:s text:c="2"/>Vester Farimagsgade 23</text:p>
          </table:table-cell>
          <table:table-cell office:value-type="float" office:value="1606" calcext:value-type="float">
            <text:p>1606</text:p>
          </table:table-cell>
          <table:table-cell office:value-type="string" calcext:value-type="string">
            <text:p>København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702200 Virksomhedsrådgivning og anden rådgivning om driftsledelse</text:p>
          </table:table-cell>
          <table:table-cell/>
          <table:table-cell office:value-type="string" calcext:value-type="string">
            <text:p>mail@trigonagri.com</text:p>
          </table:table-cell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39488914" calcext:value-type="float">
            <text:p>39488914</text:p>
          </table:table-cell>
          <table:table-cell office:value-type="string" calcext:value-type="string">
            <text:p>16.04.2018</text:p>
          </table:table-cell>
          <table:table-cell/>
          <table:table-cell office:value-type="string" calcext:value-type="string">
            <text:p>Netcompany Group A/S </text:p>
          </table:table-cell>
          <table:table-cell office:value-type="string" calcext:value-type="string">
            <text:p>Grønningen 17 - <text:s/>1.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København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642020 Ikke-finansielle holdingselskaber</text:p>
          </table:table-cell>
          <table:table-cell table:number-columns-repeated="2"/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13255342" calcext:value-type="float">
            <text:p>13255342</text:p>
          </table:table-cell>
          <table:table-cell office:value-type="string" calcext:value-type="string">
            <text:p>01.07.1989</text:p>
          </table:table-cell>
          <table:table-cell/>
          <table:table-cell office:value-type="string" calcext:value-type="string">
            <text:p>NEWCAP HOLDING A/S </text:p>
          </table:table-cell>
          <table:table-cell office:value-type="string" calcext:value-type="string">
            <text:p>c/o DLA Piper Advokatfirma - <text:s text:c="2"/>Rådhuspladsen 4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København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642010 Finansielle holdingselskaber</text:p>
          </table:table-cell>
          <table:table-cell/>
          <table:table-cell office:value-type="string" calcext:value-type="string">
            <text:p>info@newcap.dk</text:p>
          </table:table-cell>
          <table:table-cell office:value-type="string" calcext:value-type="string">
            <text:p>Ja</text:p>
          </table:table-cell>
        </table:table-row>
        <table:table-row table:style-name="ro2">
          <table:table-cell office:value-type="float" office:value="38998870" calcext:value-type="float">
            <text:p>38998870</text:p>
          </table:table-cell>
          <table:table-cell office:value-type="string" calcext:value-type="string">
            <text:p>10.10.2017</text:p>
          </table:table-cell>
          <table:table-cell/>
          <table:table-cell office:value-type="string" calcext:value-type="string">
            <text:p>Nilfisk Holding A/S </text:p>
          </table:table-cell>
          <table:table-cell office:value-type="string" calcext:value-type="string">
            <text:p>Kornmarksvej 1</text:p>
          </table:table-cell>
          <table:table-cell office:value-type="float" office:value="2605" calcext:value-type="float">
            <text:p>2605</text:p>
          </table:table-cell>
          <table:table-cell office:value-type="string" calcext:value-type="string">
            <text:p>Brøndby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282900 Fremstilling af andre maskiner til generelle formål i.a.n.</text:p>
          </table:table-cell>
          <table:table-cell table:number-columns-repeated="2"/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14194711" calcext:value-type="float">
            <text:p>14194711</text:p>
          </table:table-cell>
          <table:table-cell office:value-type="string" calcext:value-type="string">
            <text:p>16.10.1999</text:p>
          </table:table-cell>
          <table:table-cell/>
          <table:table-cell office:value-type="string" calcext:value-type="string">
            <text:p>DFDS A/S </text:p>
          </table:table-cell>
          <table:table-cell office:value-type="string" calcext:value-type="string">
            <text:p>Sundkrogsgade 11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København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501000 Sø- og kysttransport af passagerer</text:p>
          </table:table-cell>
          <table:table-cell table:number-columns-repeated="2"/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36213728" calcext:value-type="float">
            <text:p>36213728</text:p>
          </table:table-cell>
          <table:table-cell office:value-type="string" calcext:value-type="string">
            <text:p>27.03.1972</text:p>
          </table:table-cell>
          <table:table-cell/>
          <table:table-cell office:value-type="string" calcext:value-type="string">
            <text:p>Ørsted A/S </text:p>
          </table:table-cell>
          <table:table-cell office:value-type="string" calcext:value-type="string">
            <text:p>Kraftværksvej 53 <text:s/>- <text:s/>Skærbæk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Fredericia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352200 Distribution af gas</text:p>
          </table:table-cell>
          <table:table-cell office:value-type="float" office:value="99551111" calcext:value-type="float">
            <text:p>99551111</text:p>
          </table:table-cell>
          <table:table-cell office:value-type="string" calcext:value-type="string">
            <text:p>info@orsted.com</text:p>
          </table:table-cell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42578118" calcext:value-type="float">
            <text:p>42578118</text:p>
          </table:table-cell>
          <table:table-cell office:value-type="string" calcext:value-type="string">
            <text:p>01.06.1972</text:p>
          </table:table-cell>
          <table:table-cell/>
          <table:table-cell office:value-type="string" calcext:value-type="string">
            <text:p>INTERMAIL A/S </text:p>
          </table:table-cell>
          <table:table-cell office:value-type="string" calcext:value-type="string">
            <text:p>Stamholmen 70</text:p>
          </table:table-cell>
          <table:table-cell office:value-type="float" office:value="2650" calcext:value-type="float">
            <text:p>2650</text:p>
          </table:table-cell>
          <table:table-cell office:value-type="string" calcext:value-type="string">
            <text:p>Hvidovre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701010 Ikke-finansielle hovedsæders virksomhed</text:p>
          </table:table-cell>
          <table:table-cell office:value-type="float" office:value="36863333" calcext:value-type="float">
            <text:p>36863333</text:p>
          </table:table-cell>
          <table:table-cell office:value-type="string" calcext:value-type="string">
            <text:p>info@intermail.com</text:p>
          </table:table-cell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65746018" calcext:value-type="float">
            <text:p>65746018</text:p>
          </table:table-cell>
          <table:table-cell office:value-type="string" calcext:value-type="string">
            <text:p>30.03.1967</text:p>
          </table:table-cell>
          <table:table-cell/>
          <table:table-cell office:value-type="string" calcext:value-type="string">
            <text:p>MØNS BANK A/S </text:p>
          </table:table-cell>
          <table:table-cell office:value-type="string" calcext:value-type="string">
            <text:p>Storegade 29</text:p>
          </table:table-cell>
          <table:table-cell office:value-type="float" office:value="4780" calcext:value-type="float">
            <text:p>4780</text:p>
          </table:table-cell>
          <table:table-cell office:value-type="string" calcext:value-type="string">
            <text:p>Stege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641900 Banker, sparekasser og andelskasser</text:p>
          </table:table-cell>
          <table:table-cell office:value-type="float" office:value="55861500" calcext:value-type="float">
            <text:p>55861500</text:p>
          </table:table-cell>
          <table:table-cell office:value-type="string" calcext:value-type="string">
            <text:p>post@moensbank.dk</text:p>
          </table:table-cell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15701315" calcext:value-type="float">
            <text:p>15701315</text:p>
          </table:table-cell>
          <table:table-cell office:value-type="string" calcext:value-type="string">
            <text:p>13.09.1962</text:p>
          </table:table-cell>
          <table:table-cell/>
          <table:table-cell office:value-type="string" calcext:value-type="string">
            <text:p>SP GROUP A/S </text:p>
          </table:table-cell>
          <table:table-cell office:value-type="string" calcext:value-type="string">
            <text:p>Snavevej 6 - 10</text:p>
          </table:table-cell>
          <table:table-cell office:value-type="float" office:value="5471" calcext:value-type="float">
            <text:p>5471</text:p>
          </table:table-cell>
          <table:table-cell office:value-type="string" calcext:value-type="string">
            <text:p>Søndersø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702200 Virksomhedsrådgivning og anden rådgivning om driftsledelse</text:p>
          </table:table-cell>
          <table:table-cell office:value-type="float" office:value="70232379" calcext:value-type="float">
            <text:p>70232379</text:p>
          </table:table-cell>
          <table:table-cell office:value-type="string" calcext:value-type="string">
            <text:p>info@sp-group.dk</text:p>
          </table:table-cell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70854910" calcext:value-type="float">
            <text:p>70854910</text:p>
          </table:table-cell>
          <table:table-cell office:value-type="string" calcext:value-type="string">
            <text:p>21.04.1982</text:p>
          </table:table-cell>
          <table:table-cell/>
          <table:table-cell office:value-type="string" calcext:value-type="string">
            <text:p>SILKEBORG IF INVEST A/S </text:p>
          </table:table-cell>
          <table:table-cell office:value-type="string" calcext:value-type="string">
            <text:p>Ansvej 104</text:p>
          </table:table-cell>
          <table:table-cell office:value-type="float" office:value="8600" calcext:value-type="float">
            <text:p>8600</text:p>
          </table:table-cell>
          <table:table-cell office:value-type="string" calcext:value-type="string">
            <text:p>Silkeborg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931200 Sportsklubber</text:p>
          </table:table-cell>
          <table:table-cell office:value-type="float" office:value="86804477" calcext:value-type="float">
            <text:p>86804477</text:p>
          </table:table-cell>
          <table:table-cell office:value-type="string" calcext:value-type="string">
            <text:p>sif@silkeborgif.com</text:p>
          </table:table-cell>
          <table:table-cell office:value-type="string" calcext:value-type="string">
            <text:p>Ja</text:p>
          </table:table-cell>
        </table:table-row>
        <table:table-row table:style-name="ro2">
          <table:table-cell office:value-type="float" office:value="37291269" calcext:value-type="float">
            <text:p>37291269</text:p>
          </table:table-cell>
          <table:table-cell office:value-type="string" calcext:value-type="string">
            <text:p>09.12.2015</text:p>
          </table:table-cell>
          <table:table-cell/>
          <table:table-cell office:value-type="string" calcext:value-type="string">
            <text:p>TCM Group A/S </text:p>
          </table:table-cell>
          <table:table-cell office:value-type="string" calcext:value-type="string">
            <text:p>Skautrupvej 16 <text:s/>- <text:s/>Tvis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Holstebro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821100 Kombinerede administrationsserviceydelser</text:p>
          </table:table-cell>
          <table:table-cell table:number-columns-repeated="2"/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18618931" calcext:value-type="float">
            <text:p>18618931</text:p>
          </table:table-cell>
          <table:table-cell office:value-type="string" calcext:value-type="string">
            <text:p>20.06.1995</text:p>
          </table:table-cell>
          <table:table-cell/>
          <table:table-cell office:value-type="string" calcext:value-type="string">
            <text:p>KALMAR STRUCTURED FINANCE A/S under frivillig likvidation</text:p>
          </table:table-cell>
          <table:table-cell office:value-type="string" calcext:value-type="string">
            <text:p>Rådhuspladsen 4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København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649240 FVC-selskaber</text:p>
          </table:table-cell>
          <table:table-cell table:number-columns-repeated="2"/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76800014" calcext:value-type="float">
            <text:p>76800014</text:p>
          </table:table-cell>
          <table:table-cell office:value-type="string" calcext:value-type="string">
            <text:p>12.12.1984</text:p>
          </table:table-cell>
          <table:table-cell/>
          <table:table-cell office:value-type="string" calcext:value-type="string">
            <text:p>OLICOM A/S under konkurs</text:p>
          </table:table-cell>
          <table:table-cell office:value-type="string" calcext:value-type="string">
            <text:p>Europaplads 16 - <text:s/>3.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Aarhus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643040 Ventureselskaber og kapitalfonde</text:p>
          </table:table-cell>
          <table:table-cell office:value-type="float" office:value="45270000" calcext:value-type="float">
            <text:p>45270000</text:p>
          </table:table-cell>
          <table:table-cell office:value-type="string" calcext:value-type="string">
            <text:p>info@olicom.com</text:p>
          </table:table-cell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15773928" calcext:value-type="float">
            <text:p>15773928</text:p>
          </table:table-cell>
          <table:table-cell office:value-type="string" calcext:value-type="string">
            <text:p>27.02.1906</text:p>
          </table:table-cell>
          <table:table-cell/>
          <table:table-cell office:value-type="string" calcext:value-type="string">
            <text:p>AMAGERBANKEN. AKTIESELSKAB under konkurs</text:p>
          </table:table-cell>
          <table:table-cell office:value-type="string" calcext:value-type="string">
            <text:p>Amagerbrogade 25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København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641900 Banker, sparekasser og andelskasser</text:p>
          </table:table-cell>
          <table:table-cell office:value-type="float" office:value="32666666" calcext:value-type="float">
            <text:p>32666666</text:p>
          </table:table-cell>
          <table:table-cell office:value-type="string" calcext:value-type="string">
            <text:p>info@amagerbanken.dk</text:p>
          </table:table-cell>
          <table:table-cell office:value-type="string" calcext:value-type="string">
            <text:p>Ja</text:p>
          </table:table-cell>
        </table:table-row>
        <table:table-row table:style-name="ro2">
          <table:table-cell office:value-type="float" office:value="31122112" calcext:value-type="float">
            <text:p>31122112</text:p>
          </table:table-cell>
          <table:table-cell office:value-type="string" calcext:value-type="string">
            <text:p>17.12.1917</text:p>
          </table:table-cell>
          <table:table-cell/>
          <table:table-cell office:value-type="string" calcext:value-type="string">
            <text:p>TØNDER BANK A/S under konkurs</text:p>
          </table:table-cell>
          <table:table-cell office:value-type="string" calcext:value-type="string">
            <text:p>Storegade 22</text:p>
          </table:table-cell>
          <table:table-cell office:value-type="float" office:value="6270" calcext:value-type="float">
            <text:p>6270</text:p>
          </table:table-cell>
          <table:table-cell office:value-type="string" calcext:value-type="string">
            <text:p>Tønder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641900 Banker, sparekasser og andelskasser</text:p>
          </table:table-cell>
          <table:table-cell/>
          <table:table-cell office:value-type="string" calcext:value-type="string">
            <text:p>E-post@tb.dk</text:p>
          </table:table-cell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36850019" calcext:value-type="float">
            <text:p>36850019</text:p>
          </table:table-cell>
          <table:table-cell office:value-type="string" calcext:value-type="string">
            <text:p>30.07.1969</text:p>
          </table:table-cell>
          <table:table-cell/>
          <table:table-cell office:value-type="string" calcext:value-type="string">
            <text:p>LANDIC PROPERTY A/S under konkurs</text:p>
          </table:table-cell>
          <table:table-cell office:value-type="string" calcext:value-type="string">
            <text:p>Fanøgade 15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København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681000 Køb og salg af egen fast ejendom</text:p>
          </table:table-cell>
          <table:table-cell table:number-columns-repeated="2"/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21315818" calcext:value-type="float">
            <text:p>21315818</text:p>
          </table:table-cell>
          <table:table-cell office:value-type="string" calcext:value-type="string">
            <text:p>30.11.1939</text:p>
          </table:table-cell>
          <table:table-cell/>
          <table:table-cell office:value-type="string" calcext:value-type="string">
            <text:p>INCENTIVE A/S under konkurs</text:p>
          </table:table-cell>
          <table:table-cell office:value-type="string" calcext:value-type="string">
            <text:p>Kongens Nytorv 28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København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642020 Ikke-finansielle holdingselskaber</text:p>
          </table:table-cell>
          <table:table-cell office:value-type="float" office:value="72181000" calcext:value-type="float">
            <text:p>72181000</text:p>
          </table:table-cell>
          <table:table-cell/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89801915" calcext:value-type="float">
            <text:p>89801915</text:p>
          </table:table-cell>
          <table:table-cell office:value-type="string" calcext:value-type="string">
            <text:p>16.12.1981</text:p>
          </table:table-cell>
          <table:table-cell/>
          <table:table-cell office:value-type="string" calcext:value-type="string">
            <text:p>SJÆLSØ GRUPPEN A/S under konkurs</text:p>
          </table:table-cell>
          <table:table-cell office:value-type="string" calcext:value-type="string">
            <text:p>c/o Ny Allerødgård - <text:s text:c="2"/>Sortemosevej 15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Allerød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701010 Ikke-finansielle hovedsæders virksomhed</text:p>
          </table:table-cell>
          <table:table-cell table:number-columns-repeated="2"/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30214315" calcext:value-type="float">
            <text:p>30214315</text:p>
          </table:table-cell>
          <table:table-cell office:value-type="string" calcext:value-type="string">
            <text:p>27.08.1970</text:p>
          </table:table-cell>
          <table:table-cell/>
          <table:table-cell office:value-type="string" calcext:value-type="string">
            <text:p>Dansk Industri Invest A/S under konkurs</text:p>
          </table:table-cell>
          <table:table-cell office:value-type="string" calcext:value-type="string">
            <text:p>Marienlystvej 65</text:p>
          </table:table-cell>
          <table:table-cell office:value-type="float" office:value="7800" calcext:value-type="float">
            <text:p>7800</text:p>
          </table:table-cell>
          <table:table-cell office:value-type="string" calcext:value-type="string">
            <text:p>Skive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642020 Ikke-finansielle holdingselskaber</text:p>
          </table:table-cell>
          <table:table-cell/>
          <table:table-cell office:value-type="string" calcext:value-type="string">
            <text:p>info@dantherm.com</text:p>
          </table:table-cell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43059211" calcext:value-type="float">
            <text:p>43059211</text:p>
          </table:table-cell>
          <table:table-cell office:value-type="string" calcext:value-type="string">
            <text:p>25.11.1972</text:p>
          </table:table-cell>
          <table:table-cell/>
          <table:table-cell office:value-type="string" calcext:value-type="string">
            <text:p>GREEN WIND ENERGY A/S under konkurs</text:p>
          </table:table-cell>
          <table:table-cell office:value-type="string" calcext:value-type="string">
            <text:p>Høffdingsvej 34 - <text:s/>st.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Valby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821100 Kombinerede administrationsserviceydelser</text:p>
          </table:table-cell>
          <table:table-cell office:value-type="float" office:value="44852210" calcext:value-type="float">
            <text:p>44852210</text:p>
          </table:table-cell>
          <table:table-cell office:value-type="string" calcext:value-type="string">
            <text:p>info@greenwindenergy.dk</text:p>
          </table:table-cell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28710240" calcext:value-type="float">
            <text:p>28710240</text:p>
          </table:table-cell>
          <table:table-cell office:value-type="string" calcext:value-type="string">
            <text:p>24.05.2005</text:p>
          </table:table-cell>
          <table:table-cell/>
          <table:table-cell office:value-type="string" calcext:value-type="string">
            <text:p>LANDIC PROPERTY BONDS VI (SVERIGE) A/S under konkurs</text:p>
          </table:table-cell>
          <table:table-cell office:value-type="string" calcext:value-type="string">
            <text:p>Trekronergade 9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Valby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682040 Udlejning af erhvervsejendomme</text:p>
          </table:table-cell>
          <table:table-cell table:number-columns-repeated="2"/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50020010" calcext:value-type="float">
            <text:p>50020010</text:p>
          </table:table-cell>
          <table:table-cell office:value-type="string" calcext:value-type="string">
            <text:p>16.10.1999</text:p>
          </table:table-cell>
          <table:table-cell/>
          <table:table-cell office:value-type="string" calcext:value-type="string">
            <text:p>SELSKABET AF 1. SEPTEMBER 2008 A/S under konkurs</text:p>
          </table:table-cell>
          <table:table-cell office:value-type="string" calcext:value-type="string">
            <text:p>Algade 14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Roskilde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641900 Banker, sparekasser og andelskasser</text:p>
          </table:table-cell>
          <table:table-cell office:value-type="float" office:value="46348400" calcext:value-type="float">
            <text:p>46348400</text:p>
          </table:table-cell>
          <table:table-cell/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24208036" calcext:value-type="float">
            <text:p>24208036</text:p>
          </table:table-cell>
          <table:table-cell office:value-type="string" calcext:value-type="string">
            <text:p>01.08.1975</text:p>
          </table:table-cell>
          <table:table-cell/>
          <table:table-cell office:value-type="string" calcext:value-type="string">
            <text:p>UDVIKLINGSSELSKABET AF 01.08. 1975 A/S under konkurs</text:p>
          </table:table-cell>
          <table:table-cell office:value-type="string" calcext:value-type="string">
            <text:p>Masnedøgade 28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København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681000 Køb og salg af egen fast ejendom</text:p>
          </table:table-cell>
          <table:table-cell office:value-type="float" office:value="70210113" calcext:value-type="float">
            <text:p>70210113</text:p>
          </table:table-cell>
          <table:table-cell/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57928913" calcext:value-type="float">
            <text:p>57928913</text:p>
          </table:table-cell>
          <table:table-cell office:value-type="string" calcext:value-type="string">
            <text:p>16.10.1999</text:p>
          </table:table-cell>
          <table:table-cell/>
          <table:table-cell office:value-type="string" calcext:value-type="string">
            <text:p>ØSTJYDSK BANK A/S under konkurs</text:p>
          </table:table-cell>
          <table:table-cell office:value-type="string" calcext:value-type="string">
            <text:p>Østergade 6 - 8</text:p>
          </table:table-cell>
          <table:table-cell office:value-type="float" office:value="9550" calcext:value-type="float">
            <text:p>9550</text:p>
          </table:table-cell>
          <table:table-cell office:value-type="string" calcext:value-type="string">
            <text:p>Mariager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641900 Banker, sparekasser og andelskasser</text:p>
          </table:table-cell>
          <table:table-cell office:value-type="float" office:value="98541444" calcext:value-type="float">
            <text:p>98541444</text:p>
          </table:table-cell>
          <table:table-cell/>
          <table:table-cell office:value-type="string" calcext:value-type="string">
            <text:p>Nej</text:p>
          </table:table-cell>
        </table:table-row>
        <table:table-row table:style-name="ro2">
          <table:table-cell office:value-type="float" office:value="29217890" calcext:value-type="float">
            <text:p>29217890</text:p>
          </table:table-cell>
          <table:table-cell office:value-type="string" calcext:value-type="string">
            <text:p>22.12.2005</text:p>
          </table:table-cell>
          <table:table-cell/>
          <table:table-cell office:value-type="string" calcext:value-type="string">
            <text:p>FJORDBANK MORS A/S under konkurs</text:p>
          </table:table-cell>
          <table:table-cell office:value-type="string" calcext:value-type="string">
            <text:p>Algade 2</text:p>
          </table:table-cell>
          <table:table-cell office:value-type="float" office:value="7900" calcext:value-type="float">
            <text:p>7900</text:p>
          </table:table-cell>
          <table:table-cell office:value-type="string" calcext:value-type="string">
            <text:p>Nykøbing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641900 Banker, sparekasser og andelskasser</text:p>
          </table:table-cell>
          <table:table-cell/>
          <table:table-cell office:value-type="string" calcext:value-type="string">
            <text:p>hk@morsoesparekasse.dk</text:p>
          </table:table-cell>
          <table:table-cell office:value-type="string" calcext:value-type="string">
            <text:p>Nej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9T14:15:50.033482557</meta:creation-date>
    <dc:date>2020-06-09T14:16:10.081003404</dc:date>
    <meta:editing-duration>PT20S</meta:editing-duration>
    <meta:editing-cycles>1</meta:editing-cycles>
    <meta:document-statistic meta:table-count="1" meta:cell-count="1467" meta:object-count="0"/>
    <meta:generator>LibreOffice/6.3.6.2$Linux_X86_64 LibreOffice_project/30$Build-2</meta:generator>
  </office:meta>
</office:document-meta>
</file>